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officeooo:paragraph-rsid="00027ff4" style:font-name-asian="Times New Roman1" style:font-size-asian="14pt" style:font-name-complex="Times New Roman1" style:font-size-complex="14pt"/>
    </style:style>
    <style:style style:name="P2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Times New Roman" fo:font-size="14pt" officeooo:paragraph-rsid="00027ff4" style:font-name-asian="Times New Roman1" style:font-size-asian="14pt" style:font-name-complex="Times New Roman1" style:font-size-complex="14pt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fo:font-weight="bold" officeooo:paragraph-rsid="00027ff4" style:font-name-asian="Times New Roman1" style:font-size-asian="14pt" style:font-weight-asian="bold" style:font-name-complex="Times New Roman1" style:font-size-complex="14pt" style:font-weight-complex="bold"/>
    </style:style>
    <style:style style:name="P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Times New Roman" fo:font-size="14pt" fo:font-weight="normal" officeooo:rsid="0003d707" officeooo:paragraph-rsid="0003d707" style:font-name-asian="Times New Roman1" style:font-size-asian="14pt" style:font-weight-asian="normal" style:font-name-complex="Times New Roman1" style:font-size-complex="14pt" style:font-weight-complex="normal"/>
    </style:style>
    <style:style style:name="P5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officeooo:paragraph-rsid="00027ff4"/>
    </style:style>
    <style:style style:name="P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officeooo:paragraph-rsid="0003d707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officeooo:paragraph-rsid="00027ff4" style:font-size-asian="14pt" style:font-name-complex="Times New Roman1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027ff4" style:font-size-asian="14pt" style:font-weight-asian="bold" style:font-name-complex="Times New Roman1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027ff4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paragraph-rsid="00027ff4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rsid="00027ff4" officeooo:paragraph-rsid="00027ff4" fo:background-color="transparent" style:font-size-asian="14pt" style:language-asian="ru" style:country-asian="RU" style:font-weight-asian="bold" style:font-size-complex="14pt" style:language-complex="ar" style:country-complex="SA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8pt" fo:font-weight="bold" officeooo:paragraph-rsid="00027ff4" style:font-size-asian="18pt" style:font-weight-asian="bold" style:font-name-complex="Times New Roman1" style:font-size-complex="18pt"/>
    </style:style>
    <style:style style:name="P13" style:family="paragraph" style:parent-style-name="Standard">
      <style:text-properties style:font-name="Times New Roman" fo:font-size="18pt" fo:font-weight="bold" officeooo:paragraph-rsid="00027ff4" style:font-size-asian="18pt" style:font-weight-asian="bold" style:font-name-complex="Times New Roman1" style:font-size-complex="18pt"/>
    </style:style>
    <style:style style:name="P14" style:family="paragraph" style:parent-style-name="Standard">
      <style:paragraph-properties fo:text-align="center" style:justify-single-word="false"/>
      <style:text-properties officeooo:paragraph-rsid="00027ff4"/>
    </style:style>
    <style:style style:name="P15" style:family="paragraph" style:parent-style-name="Standard">
      <style:paragraph-properties fo:margin-left="9.991cm" fo:margin-right="0cm" fo:margin-top="0cm" fo:margin-bottom="0cm" loext:contextual-spacing="false" fo:line-height="100%" fo:text-align="end" style:justify-single-word="false" fo:text-indent="1.249cm" style:auto-text-indent="false"/>
      <style:text-properties fo:color="#000000" style:font-name="Times New Roman" fo:font-size="14pt" officeooo:paragraph-rsid="00027ff4" style:font-name-asian="Times New Roman1" style:font-size-asian="14pt" style:font-name-complex="Times New Roman1" style:font-size-complex="14pt"/>
    </style:style>
    <style:style style:name="P16" style:family="paragraph" style:parent-style-name="Standard">
      <style:paragraph-properties fo:margin-left="9.991cm" fo:margin-right="0cm" fo:margin-top="0cm" fo:margin-bottom="0cm" loext:contextual-spacing="false" fo:line-height="100%" fo:text-align="end" style:justify-single-word="false" fo:text-indent="1.249cm" style:auto-text-indent="false"/>
      <style:text-properties officeooo:paragraph-rsid="00027ff4"/>
    </style:style>
    <style:style style:name="P17" style:family="paragraph" style:parent-style-name="Standard">
      <style:paragraph-properties fo:margin-left="9.991cm" fo:margin-right="0cm" fo:margin-top="0cm" fo:margin-bottom="0cm" loext:contextual-spacing="false" fo:line-height="100%" fo:text-align="end" style:justify-single-word="false" fo:text-indent="0cm" style:auto-text-indent="false"/>
      <style:text-properties fo:color="#000000" style:font-name="Times New Roman" fo:font-size="14pt" officeooo:paragraph-rsid="00027ff4" style:font-name-asian="Times New Roman1" style:font-size-asian="14pt" style:font-name-complex="Times New Roman1" style:font-size-complex="14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fo:color="#000000" style:font-name="Times New Roman" fo:font-size="14pt" officeooo:paragraph-rsid="00027ff4" style:font-name-asian="Times New Roman1" style:font-size-asian="14pt" style:font-name-complex="Times New Roman1" style:font-size-complex="14pt"/>
    </style:style>
    <style:style style:name="P19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officeooo:paragraph-rsid="00027ff4" style:font-size-asian="14pt" style:font-name-complex="Times New Roman1" style:font-size-complex="14pt"/>
    </style:style>
    <style:style style:name="P2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fo:font-weight="bold" officeooo:paragraph-rsid="00027ff4" style:font-name-asian="Times New Roman1" style:font-size-asian="14pt" style:font-weight-asian="bold" style:font-name-complex="Times New Roman1" style:font-size-complex="14pt" style:font-weight-complex="bold"/>
    </style:style>
    <style:style style:name="P2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fo:font-weight="bold" officeooo:rsid="0005825c" officeooo:paragraph-rsid="0005825c" style:font-name-asian="Times New Roman1" style:font-size-asian="14pt" style:font-weight-asian="bold" style:font-name-complex="Times New Roman1" style:font-size-complex="14pt" style:font-weight-complex="bold"/>
    </style:style>
    <style:style style:name="P2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monospace" fo:font-size="14pt" fo:font-weight="normal" officeooo:rsid="0005825c" officeooo:paragraph-rsid="0005825c" style:font-name-asian="Times New Roman1" style:font-size-asian="14pt" style:font-weight-asian="normal" style:font-name-complex="Times New Roman1" style:font-size-complex="14pt" style:font-weight-complex="normal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font-weight="bold" officeooo:rsid="000c6a12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fo:language="en" fo:country="US" fo:font-weight="bold" officeooo:rsid="00027ff4" fo:background-color="transparent" loext:char-shading-value="0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5" style:family="text"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T6" style:family="text">
      <style:text-properties fo:color="#000000" style:font-name="Times New Roman" fo:font-size="14pt" fo:language="ru" fo:country="RU" officeooo:rsid="00405d20" fo:background-color="transparent" loext:char-shading-value="0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7" style:family="text">
      <style:text-properties fo:color="#000000"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8" style:family="text">
      <style:text-properties fo:color="#000000" style:font-name="Times New Roman" fo:font-size="14pt" fo:language="en" fo:country="US" officeooo:rsid="000c6a12" fo:background-color="transparent" loext:char-shading-value="0" style:font-name-asian="Times New Roman1" style:font-size-asian="14pt" style:font-name-complex="Times New Roman1" style:font-size-complex="14pt"/>
    </style:style>
    <style:style style:name="T9" style:family="text">
      <style:text-properties fo:color="#000000" style:font-name="Times New Roman" fo:font-size="14pt" fo:language="en" fo:country="US" officeooo:rsid="00027ff4" fo:background-color="transparent" loext:char-shading-value="0" style:font-name-asian="Times New Roman1" style:font-size-asian="14pt" style:font-name-complex="Times New Roman1" style:font-size-complex="14pt"/>
    </style:style>
    <style:style style:name="T10" style:family="text">
      <style:text-properties fo:color="#000000" style:font-name="Times New Roman" fo:font-size="14pt" fo:font-weight="normal" officeooo:rsid="0003d707" style:font-name-asian="Times New Roman1" style:font-size-asian="14pt" style:font-weight-asian="normal" style:font-name-complex="Times New Roman1" style:font-size-complex="14pt" style:font-weight-complex="normal"/>
    </style:style>
    <style:style style:name="T11" style:family="text">
      <style:text-properties officeooo:rsid="00405d20"/>
    </style:style>
    <style:style style:name="T12" style:family="text">
      <style:text-properties style:font-name="Liberation Serif" fo:font-size="14pt" style:font-size-asian="14pt" style:font-size-complex="14pt"/>
    </style:style>
    <style:style style:name="T13" style:family="text">
      <style:text-properties fo:color="#54ff54" fo:font-weight="bold" fo:background-color="#ffffff" loext:char-shading-value="0"/>
    </style:style>
    <style:style style:name="T14" style:family="text">
      <style:text-properties fo:background-color="#ffffff" loext:char-shading-value="0"/>
    </style:style>
    <style:style style:name="T15" style:family="text">
      <style:text-properties fo:color="#5454ff" fo:font-weight="bold" fo:background-color="#ffffff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Московский Авиационный Институт</text:p>
      <text:p text:style-name="P7">(Национальный Исследовательский Университет)</text:p>
      <text:p text:style-name="P7">Факультет информационных технологий и прикладной математики</text:p>
      <text:p text:style-name="P7">Кафедра вычислительной математики и программирования</text:p>
      <text:p text:style-name="P12"/>
      <text:p text:style-name="P12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4"><text:span text:style-name="T1">Лабораторная работ</text:span><text:span text:style-name="T2">а</text:span><text:span text:style-name="T1"> №</text:span><text:span text:style-name="T3">1</text:span><text:span text:style-name="T1"> по курсу</text:span><text:span text:style-name="T4"> </text:span></text:p>
      <text:p text:style-name="P9">«Операционные системы»</text:p>
      <text:p text:style-name="P10"/>
      <text:p text:style-name="P11">Диагностика программного обеспечения </text:p>
      <text:p text:style-name="P13"/>
      <text:p text:style-name="P12"/>
      <text:p text:style-name="P1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5"/>
      <text:p text:style-name="P17"/>
      <text:p text:style-name="P15"/>
      <text:p text:style-name="P15"/>
      <text:p text:style-name="P18"/>
      <text:p text:style-name="P15"/>
      <text:p text:style-name="P5"><text:span text:style-name="T5">Студент: </text:span><text:span text:style-name="T6">Симонов <text:s/>Сергей Яковлевич</text:span></text:p>
      <text:p text:style-name="P16"><text:span text:style-name="T5">Группа: М80 – 20</text:span><text:span text:style-name="T8">6</text:span><text:span text:style-name="T5">Б-18</text:span></text:p>
      <text:p text:style-name="P16"><text:span text:style-name="T5">Вариант: </text:span><text:span text:style-name="T9">1</text:span></text:p>
      <text:p text:style-name="P5"><text:span text:style-name="T5">Преподаватель: </text:span>Миронов Евгений Сергееви<text:span text:style-name="T11">ч</text:span></text:p>
      <text:p text:style-name="P2">Оценка: ___________</text:p>
      <text:p text:style-name="P2">Дата: ___________</text:p>
      <text:p text:style-name="P5"><text:span text:style-name="T7">Подпись</text:span><text:span text:style-name="T5">: ___________</text:span></text:p>
      <text:p text:style-name="P1"/>
      <text:p text:style-name="P1">Москва, 2019</text:p>
      <text:p text:style-name="P3"><text:soft-page-break/>Постановка задачи</text:p>
      <text:p text:style-name="P3"/>
      <text:p text:style-name="P4">Приобретение практических навыков диагностики работы программного обеспечения.</text:p>
      <text:p text:style-name="P6"><text:span text:style-name="T10">Strace – </text:span><text:span text:style-name="T12">показывает все системные вызовы программы, которые та отправляет к системе во время выполнения, а также их параметры и результат выполнения.</text:span></text:p>
      <text:p text:style-name="P3"/>
      <text:p text:style-name="P3">Общий метод и алгоритм решения</text:p>
      <text:p text:style-name="P3"/>
      <text:p text:style-name="P4">Проводится диагностика всех ранее созданных программ(ЛР 2-8).</text:p>
      <text:p text:style-name="P3"/>
      <text:p text:style-name="P3">Демонстрация работы программы</text:p>
      <text:p text:style-name="P3"/>
      <text:p text:style-name="P21">ЛР 2</text:p>
      <text:p text:style-name="P21"/>
      <text:p text:style-name="P21"/>
      <text:p text:style-name="P22"><text:span text:style-name="T13">sergey@sergey-RedmiBook-14</text:span><text:span text:style-name="T14">:</text:span><text:span text:style-name="T15">~/labs/OS/lab2</text:span><text:span text:style-name="T14">$ strace ./a.out  </text:span><text:line-break/>execve("./a.out", ["./a.out"], 0x7ffd2617a760 /* 54 vars */) = 0 <text:line-break/>brk(NULL)                               = 0x558900f6a000 <text:line-break/>access("/etc/ld.so.nohwcap", F_OK)      = -1 ENOENT (No such file or directory) <text:line-break/>access("/etc/ld.so.preload", R_OK)      = -1 ENOENT (No such file or directory) <text:line-break/>openat(AT_FDCWD, "/etc/ld.so.cache", O_RDONLY|O_CLOEXEC) = 3 <text:line-break/>fstat(3, {st_mode=S_IFREG|0644, st_size=139596, ...}) = 0 <text:line-break/>mmap(NULL, 139596, PROT_READ, MAP_PRIVATE, 3, 0) = 0x7f8b42ccd000 <text:line-break/>close(3)                                = 0 <text:line-break/>access("/etc/ld.so.nohwcap", F_OK)      = -1 ENOENT (No such file or directory) <text:line-break/>openat(AT_FDCWD, "/lib/x86_64-linux-gnu/libc.so.6", O_RDONLY|O_CLOEXEC) = 3 <text:line-break/>read(3, "\177ELF\2\1\1\3\0\0\0\0\0\0\0\0\3\0&gt;\0\1\0\0\0\260\34\2\0\0\0\0\0"..., 832) = 832 <text:line-break/>fstat(3, {st_mode=S_IFREG|0755, st_size=2030544, ...}) = 0 <text:line-break/>mmap(NULL, 8192, PROT_READ|PROT_WRITE, MAP_PRIVATE|MAP_ANONYMOUS, -1, 0) = 0x7f8b42ccb000 <text:line-break/>mmap(NULL, 4131552, PROT_READ|PROT_EXEC, MAP_PRIVATE|MAP_DENYWRITE, 3, 0) = 0x7f8b426d8000 <text:line-break/><text:soft-page-break/>mprotect(0x7f8b428bf000, 2097152, PROT_NONE) = 0 <text:line-break/>mmap(0x7f8b42abf000, 24576, PROT_READ|PROT_WRITE, MAP_PRIVATE|MAP_FIXED|MAP_DENYWRITE, 3, 0x1e7000) = 0x7f8b42abf000 <text:line-break/>mmap(0x7f8b42ac5000, 15072, PROT_READ|PROT_WRITE, MAP_PRIVATE|MAP_FIXED|MAP_ANONYMOUS, -1, 0) = 0x7f8b42ac5000 <text:line-break/>close(3)                                = 0 <text:line-break/>arch_prctl(ARCH_SET_FS, 0x7f8b42ccc4c0) = 0 <text:line-break/>mprotect(0x7f8b42abf000, 16384, PROT_READ) = 0 <text:line-break/>mprotect(0x5588ff243000, 4096, PROT_READ) = 0 <text:line-break/>mprotect(0x7f8b42cf0000, 4096, PROT_READ) = 0 <text:line-break/>munmap(0x7f8b42ccd000, 139596)          = 0 <text:line-break/>brk(NULL)                               = 0x558900f6a000 <text:line-break/>brk(0x558900f8b000)                     = 0x558900f8b000 <text:line-break/>clone(child_stack=NULL, flags=CLONE_CHILD_CLEARTID|CLONE_CHILD_SETTID|SIGCHLD, child_tidptr=0x7f8b42ccc790) = 8656 <text:line-break/>fstat(0, {st_mode=S_IFCHR|0600, st_rdev=makedev(136, 1), ...}) = 0 <text:line-break/>read(0, wc file) <text:line-break/>0x558900f6aaa0, 1024)           = ? ERESTARTSYS (To be restarted if SA_RESTART is set) <text:line-break/>--- SIGCHLD {si_signo=SIGCHLD, si_code=CLD_DUMPED, si_pid=8656, si_uid=1000, si_status=SIGSEGV, si_utime=0, si_stime=0} --- <text:line-break/>read(0, wc file <text:line-break/>"wc file\n", 1024)              = 8 <text:line-break/>openat(AT_FDCWD, "file", O_RDONLY)      = 3 <text:line-break/>dup3(3, 0, 0)                           = 0 <text:line-break/>close(3)                                = 0 <text:line-break/>fstat(1, {st_mode=S_IFCHR|0600, st_rdev=makedev(136, 1), ...}) = 0 <text:line-break/>write(1, "~~~~~~~~ 0  0.\n", 15~~~~~~~~ 0  0. <text:line-break/>)        = 15 <text:line-break/>execve("/usr/local/sbin/wc", ["wc"], 0x7ffd5c725db8 /* 54 vars */) = -1 ENOENT (No such file or directory) <text:line-break/>execve("/usr/local/bin/wc", ["wc"], 0x7ffd5c725db8 /* 54 vars */) = -1 ENOENT (No such file or directory) <text:line-break/>execve("/usr/sbin/wc", ["wc"], 0x7ffd5c725db8 /* 54 vars */) = -1 ENOENT (No such file or directory) <text:line-break/>execve("/usr/bin/wc", ["wc"], 0x7ffd5c725db8 /* 54 vars */) = 0 <text:line-break/>brk(NULL)                               = 0x55fcc48bc000 <text:line-break/><text:soft-page-break/>access("/etc/ld.so.nohwcap", F_OK)      = -1 ENOENT (No such file or directory) <text:line-break/>access("/etc/ld.so.preload", R_OK)      = -1 ENOENT (No such file or directory) <text:line-break/>openat(AT_FDCWD, "/etc/ld.so.cache", O_RDONLY|O_CLOEXEC) = 3 <text:line-break/>fstat(3, {st_mode=S_IFREG|0644, st_size=139596, ...}) = 0 <text:line-break/>mmap(NULL, 139596, PROT_READ, MAP_PRIVATE, 3, 0) = 0x7efed288a000 <text:line-break/>close(3)                                = 0 <text:line-break/>access("/etc/ld.so.nohwcap", F_OK)      = -1 ENOENT (No such file or directory) <text:line-break/>openat(AT_FDCWD, "/lib/x86_64-linux-gnu/libc.so.6", O_RDONLY|O_CLOEXEC) = 3 <text:line-break/>read(3, "\177ELF\2\1\1\3\0\0\0\0\0\0\0\0\3\0&gt;\0\1\0\0\0\260\34\2\0\0\0\0\0"..., 832) = 832 <text:line-break/>fstat(3, {st_mode=S_IFREG|0755, st_size=2030544, ...}) = 0 <text:line-break/>mmap(NULL, 8192, PROT_READ|PROT_WRITE, MAP_PRIVATE|MAP_ANONYMOUS, -1, 0) = 0x7efed2888000 <text:line-break/>mmap(NULL, 4131552, PROT_READ|PROT_EXEC, MAP_PRIVATE|MAP_DENYWRITE, 3, 0) = 0x7efed2295000 <text:line-break/>mprotect(0x7efed247c000, 2097152, PROT_NONE) = 0 <text:line-break/>mmap(0x7efed267c000, 24576, PROT_READ|PROT_WRITE, MAP_PRIVATE|MAP_FIXED|MAP_DENYWRITE, 3, 0x1e7000) = 0x7efed267c000 <text:line-break/>mmap(0x7efed2682000, 15072, PROT_READ|PROT_WRITE, MAP_PRIVATE|MAP_FIXED|MAP_ANONYMOUS, -1, 0) = 0x7efed2682000 <text:line-break/>close(3)                                = 0 <text:line-break/>arch_prctl(ARCH_SET_FS, 0x7efed2889540) = 0 <text:line-break/>mprotect(0x7efed267c000, 16384, PROT_READ) = 0 <text:line-break/>mprotect(0x55fcc407f000, 4096, PROT_READ) = 0 <text:line-break/>mprotect(0x7efed28ad000, 4096, PROT_READ) = 0 <text:line-break/>munmap(0x7efed288a000, 139596)          = 0 <text:line-break/>brk(NULL)                               = 0x55fcc48bc000 <text:line-break/>brk(0x55fcc48dd000)                     = 0x55fcc48dd000 <text:line-break/>openat(AT_FDCWD, "/usr/lib/locale/locale-archive", O_RDONLY|O_CLOEXEC) = 3 <text:line-break/>fstat(3, {st_mode=S_IFREG|0644, st_size=4257552, ...}) = 0 <text:line-break/>mmap(NULL, 4257552, PROT_READ, MAP_PRIVATE, 3, 0) = 0x7efed1e85000 <text:line-break/><text:soft-page-break/>close(3)                                = 0 <text:line-break/>fstat(0, {st_mode=S_IFREG|0664, st_size=10, ...}) = 0 <text:line-break/>openat(AT_FDCWD, "/usr/share/locale/locale.alias", O_RDONLY|O_CLOEXEC) = 3 <text:line-break/>fstat(3, {st_mode=S_IFREG|0644, st_size=2995, ...}) = 0 <text:line-break/>read(3, "# Locale name alias data base.\n#"..., 4096) = 2995 <text:line-break/>read(3, "", 4096)                       = 0 <text:line-break/>close(3)                                = 0 <text:line-break/>openat(AT_FDCWD, "/usr/share/locale/ru_RU.UTF-8/LC_MESSAGES/coreutils.mo", O_RDONLY) = -1 ENOENT (No such file or directory) <text:line-break/>openat(AT_FDCWD, "/usr/share/locale/ru_RU.utf8/LC_MESSAGES/coreutils.mo", O_RDONLY) = -1 ENOENT (No such file or directory) <text:line-break/>openat(AT_FDCWD, "/usr/share/locale/ru_RU/LC_MESSAGES/coreutils.mo", O_RDONLY) = -1 ENOENT (No such file or directory) <text:line-break/>openat(AT_FDCWD, "/usr/share/locale/ru.UTF-8/LC_MESSAGES/coreutils.mo", O_RDONLY) = -1 ENOENT (No such file or directory) <text:line-break/>openat(AT_FDCWD, "/usr/share/locale/ru.utf8/LC_MESSAGES/coreutils.mo", O_RDONLY) = -1 ENOENT (No such file or directory) <text:line-break/>openat(AT_FDCWD, "/usr/share/locale/ru/LC_MESSAGES/coreutils.mo", O_RDONLY) = -1 ENOENT (No such file or directory) <text:line-break/>openat(AT_FDCWD, "/usr/share/locale-langpack/ru_RU.UTF-8/LC_MESSAGES/coreutils.mo", O_RDONLY) = -1 ENOENT (No such file or directory) <text:line-break/>openat(AT_FDCWD, "/usr/share/locale-langpack/ru_RU.utf8/LC_MESSAGES/coreutils.mo", O_RDONLY) = -1 ENOENT (No such file or directory) <text:line-break/>openat(AT_FDCWD, "/usr/share/locale-langpack/ru_RU/LC_MESSAGES/coreutils.mo", O_RDONLY) = -1 ENOENT (No such file or directory) <text:line-break/>openat(AT_FDCWD, "/usr/share/locale-langpack/ru.UTF-8/LC_MESSAGES/coreutils.mo", O_RDONLY) = -1 ENOENT (No such file or directory) <text:line-break/>openat(AT_FDCWD, "/usr/share/locale-langpack/ru.utf8/LC_MESSAGES/coreutils.mo", O_RDONLY) = -1 ENOENT (No such file or directory) <text:line-break/>openat(AT_FDCWD, <text:soft-page-break/>"/usr/share/locale-langpack/ru/LC_MESSAGES/coreutils.mo", O_RDONLY) = 3 <text:line-break/>fstat(3, {st_mode=S_IFREG|0644, st_size=455804, ...}) = 0 <text:line-break/>mmap(NULL, 455804, PROT_READ, MAP_PRIVATE, 3, 0) = 0x7efed2818000 <text:line-break/>close(3)                                = 0 <text:line-break/>openat(AT_FDCWD, "/usr/lib/x86_64-linux-gnu/gconv/gconv-modules.cache", O_RDONLY) = 3 <text:line-break/>fstat(3, {st_mode=S_IFREG|0644, st_size=26376, ...}) = 0 <text:line-break/>mmap(NULL, 26376, PROT_READ, MAP_SHARED, 3, 0) = 0x7efed28a6000 <text:line-break/>close(3)                                = 0 <text:line-break/>fadvise64(0, 0, 0, POSIX_FADV_SEQUENTIAL) = 0 <text:line-break/>read(0, "abc\nasdas\n", 16384)          = 10 <text:line-break/>read(0, "", 16384)                      = 0 <text:line-break/>fstat(1, {st_mode=S_IFCHR|0600, st_rdev=makedev(136, 1), ...}) = 0 <text:line-break/>write(1, " 2  2 10\n", 9 2  2 10 <text:line-break/>)               = 9 <text:line-break/>close(0)                                = 0 <text:line-break/>close(1)                                = 0 <text:line-break/>close(2)                                = 0 <text:line-break/>exit_group(0)                           = ? <text:line-break/>+++ exited with 0 +++<text:line-break/></text:p>
      <text:p text:style-name="P21"/>
      <text:p text:style-name="P21"/>
      <text:p text:style-name="P21">ЛР 3</text:p>
      <text:p text:style-name="P21"/>
      <text:p text:style-name="P21"/>
      <text:p text:style-name="P22"><text:span text:style-name="T13">sergey@sergey-RedmiBook-14</text:span><text:span text:style-name="T14">:</text:span><text:span text:style-name="T15">~/labs/OS/lab3</text:span><text:span text:style-name="T14">$ strace ./a.out  </text:span><text:line-break/>execve("./a.out", ["./a.out"], 0x7ffe50a001e0 /* 54 vars */) = 0 <text:line-break/>brk(NULL)                               = 0x55de418fd000 <text:line-break/>access("/etc/ld.so.nohwcap", F_OK)      = -1 ENOENT (No such file or directory) <text:line-break/>access("/etc/ld.so.preload", R_OK)      = -1 ENOENT (No such file or directory) <text:line-break/>openat(AT_FDCWD, "/etc/ld.so.cache", O_RDONLY|O_CLOEXEC) = 3 <text:line-break/>fstat(3, {st_mode=S_IFREG|0644, st_size=139596, ...}) = 0 <text:line-break/><text:soft-page-break/>mmap(NULL, 139596, PROT_READ, MAP_PRIVATE, 3, 0) = 0x7f5852609000 <text:line-break/>close(3)                                = 0 <text:line-break/>access("/etc/ld.so.nohwcap", F_OK)      = -1 ENOENT (No such file or directory) <text:line-break/>openat(AT_FDCWD, "/usr/lib/x86_64-linux-gnu/libstdc++.so.6", O_RDONLY|O_CLOEXEC) = 3 <text:line-break/>read(3, "\177ELF\2\1\1\3\0\0\0\0\0\0\0\0\3\0&gt;\0\1\0\0\0\220\304\10\0\0\0\0\0"..., 832) = 832 <text:line-break/>fstat(3, {st_mode=S_IFREG|0644, st_size=1594864, ...}) = 0 <text:line-break/>mmap(NULL, 8192, PROT_READ|PROT_WRITE, MAP_PRIVATE|MAP_ANONYMOUS, -1, 0) = 0x7f5852607000 <text:line-break/>mmap(NULL, 3702848, PROT_READ|PROT_EXEC, MAP_PRIVATE|MAP_DENYWRITE, 3, 0) = 0x7f585207c000 <text:line-break/>mprotect(0x7f58521f5000, 2097152, PROT_NONE) = 0 <text:line-break/>mmap(0x7f58523f5000, 49152, PROT_READ|PROT_WRITE, MAP_PRIVATE|MAP_FIXED|MAP_DENYWRITE, 3, 0x179000) = 0x7f58523f5000 <text:line-break/>mmap(0x7f5852401000, 12352, PROT_READ|PROT_WRITE, MAP_PRIVATE|MAP_FIXED|MAP_ANONYMOUS, -1, 0) = 0x7f5852401000 <text:line-break/>close(3)                                = 0 <text:line-break/>access("/etc/ld.so.nohwcap", F_OK)      = -1 ENOENT (No such file or directory) <text:line-break/>openat(AT_FDCWD, "/lib/x86_64-linux-gnu/libgcc_s.so.1", O_RDONLY|O_CLOEXEC) = 3 <text:line-break/>read(3, "\177ELF\2\1\1\0\0\0\0\0\0\0\0\0\3\0&gt;\0\1\0\0\0\300*\0\0\0\0\0\0"..., 832) = 832 <text:line-break/>fstat(3, {st_mode=S_IFREG|0644, st_size=96616, ...}) = 0 <text:line-break/>mmap(NULL, 2192432, PROT_READ|PROT_EXEC, MAP_PRIVATE|MAP_DENYWRITE, 3, 0) = 0x7f5851e64000 <text:line-break/>mprotect(0x7f5851e7b000, 2093056, PROT_NONE) = 0 <text:line-break/>mmap(0x7f585207a000, 8192, PROT_READ|PROT_WRITE, MAP_PRIVATE|MAP_FIXED|MAP_DENYWRITE, 3, 0x16000) = 0x7f585207a000 <text:line-break/>close(3)                                = 0 <text:line-break/>access("/etc/ld.so.nohwcap", F_OK)      = -1 ENOENT (No such file or directory) <text:line-break/>openat(AT_FDCWD, "/lib/x86_64-linux-gnu/libpthread.so.0", O_RDONLY|O_CLOEXEC) = 3 <text:line-break/>read(3, "\177ELF\2\1\1\0\0\0\0\0\0\0\0\0\3\0&gt;\0\1\0\0\0000b\0\0\0\0\0\0"..., 832) = 832 <text:line-break/>fstat(3, {st_mode=S_IFREG|0755, st_size=144976, ...}) = 0 <text:soft-page-break/><text:line-break/>mmap(NULL, 2221184, PROT_READ|PROT_EXEC, MAP_PRIVATE|MAP_DENYWRITE, 3, 0) = 0x7f5851c45000 <text:line-break/>mprotect(0x7f5851c5f000, 2093056, PROT_NONE) = 0 <text:line-break/>mmap(0x7f5851e5e000, 8192, PROT_READ|PROT_WRITE, MAP_PRIVATE|MAP_FIXED|MAP_DENYWRITE, 3, 0x19000) = 0x7f5851e5e000 <text:line-break/>mmap(0x7f5851e60000, 13440, PROT_READ|PROT_WRITE, MAP_PRIVATE|MAP_FIXED|MAP_ANONYMOUS, -1, 0) = 0x7f5851e60000 <text:line-break/>close(3)                                = 0 <text:line-break/>access("/etc/ld.so.nohwcap", F_OK)      = -1 ENOENT (No such file or directory) <text:line-break/>openat(AT_FDCWD, "/lib/x86_64-linux-gnu/libc.so.6", O_RDONLY|O_CLOEXEC) = 3 <text:line-break/>read(3, "\177ELF\2\1\1\3\0\0\0\0\0\0\0\0\3\0&gt;\0\1\0\0\0\260\34\2\0\0\0\0\0"..., 832) = 832 <text:line-break/>fstat(3, {st_mode=S_IFREG|0755, st_size=2030544, ...}) = 0 <text:line-break/>mmap(NULL, 4131552, PROT_READ|PROT_EXEC, MAP_PRIVATE|MAP_DENYWRITE, 3, 0) = 0x7f5851854000 <text:line-break/>mprotect(0x7f5851a3b000, 2097152, PROT_NONE) = 0 <text:line-break/>mmap(0x7f5851c3b000, 24576, PROT_READ|PROT_WRITE, MAP_PRIVATE|MAP_FIXED|MAP_DENYWRITE, 3, 0x1e7000) = 0x7f5851c3b000 <text:line-break/>mmap(0x7f5851c41000, 15072, PROT_READ|PROT_WRITE, MAP_PRIVATE|MAP_FIXED|MAP_ANONYMOUS, -1, 0) = 0x7f5851c41000 <text:line-break/>close(3)                                = 0 <text:line-break/>access("/etc/ld.so.nohwcap", F_OK)      = -1 ENOENT (No such file or directory) <text:line-break/>openat(AT_FDCWD, "/lib/x86_64-linux-gnu/libm.so.6", O_RDONLY|O_CLOEXEC) = 3 <text:line-break/>read(3, "\177ELF\2\1\1\3\0\0\0\0\0\0\0\0\3\0&gt;\0\1\0\0\0\200\272\0\0\0\0\0\0"..., 832) = 832 <text:line-break/>fstat(3, {st_mode=S_IFREG|0644, st_size=1700792, ...}) = 0 <text:line-break/>mmap(NULL, 3789144, PROT_READ|PROT_EXEC, MAP_PRIVATE|MAP_DENYWRITE, 3, 0) = 0x7f58514b6000 <text:line-break/>mprotect(0x7f5851653000, 2093056, PROT_NONE) = 0 <text:line-break/>mmap(0x7f5851852000, 8192, PROT_READ|PROT_WRITE, MAP_PRIVATE|MAP_FIXED|MAP_DENYWRITE, 3, 0x19c000) = 0x7f5851852000 <text:line-break/>close(3)                                = 0 <text:line-break/><text:soft-page-break/>mmap(NULL, 8192, PROT_READ|PROT_WRITE, MAP_PRIVATE|MAP_ANONYMOUS, -1, 0) = 0x7f5852605000 <text:line-break/>mmap(NULL, 12288, PROT_READ|PROT_WRITE, MAP_PRIVATE|MAP_ANONYMOUS, -1, 0) = 0x7f5852602000 <text:line-break/>arch_prctl(ARCH_SET_FS, 0x7f5852602740) = 0 <text:line-break/>mprotect(0x7f5851c3b000, 16384, PROT_READ) = 0 <text:line-break/>mprotect(0x7f5851852000, 4096, PROT_READ) = 0 <text:line-break/>mprotect(0x7f5851e5e000, 4096, PROT_READ) = 0 <text:line-break/>mprotect(0x7f585207a000, 4096, PROT_READ) = 0 <text:line-break/>mprotect(0x7f58523f5000, 40960, PROT_READ) = 0 <text:line-break/>mprotect(0x55de4080f000, 4096, PROT_READ) = 0 <text:line-break/>mprotect(0x7f585262c000, 4096, PROT_READ) = 0 <text:line-break/>munmap(0x7f5852609000, 139596)          = 0 <text:line-break/>set_tid_address(0x7f5852602a10)         = 8675 <text:line-break/>set_robust_list(0x7f5852602a20, 24)     = 0 <text:line-break/>rt_sigaction(SIGRTMIN, {sa_handler=0x7f5851c4acb0, sa_mask=[], sa_flags=SA_RESTORER|SA_SIGINFO, sa_restorer=0x7f5851c578a0}, NULL, 8) = 0 <text:line-break/>rt_sigaction(SIGRT_1, {sa_handler=0x7f5851c4ad50, sa_mask=[], sa_flags=SA_RESTORER|SA_RESTART|SA_SIGINFO, sa_restorer=0x7f5851c578a0}, NULL, 8) = 0 <text:line-break/>rt_sigprocmask(SIG_UNBLOCK, [RTMIN RT_1], NULL, 8) = 0 <text:line-break/>prlimit64(0, RLIMIT_STACK, NULL, {rlim_cur=8192*1024, rlim_max=RLIM64_INFINITY}) = 0 <text:line-break/>brk(NULL)                               = 0x55de418fd000 <text:line-break/>brk(0x55de4191e000)                     = 0x55de4191e000 <text:line-break/>futex(0x7f585240209c, FUTEX_WAKE_PRIVATE, 2147483647) = 0 <text:line-break/>futex(0x7f58524020a8, FUTEX_WAKE_PRIVATE, 2147483647) = 0 <text:line-break/>fstat(0, {st_mode=S_IFCHR|0600, st_rdev=makedev(136, 1), ...}) = 0 <text:line-break/>read(0, 3 <text:line-break/>"3\n", 1024)                    = 2 <text:line-break/>read(0, 1 1 <text:line-break/>"1 1\n", 1024)                  = 4 <text:line-break/>read(0, 2 2  <text:line-break/>"2 2\n", 1024)                  = 4 <text:line-break/>mmap(NULL, 8392704, PROT_NONE, MAP_PRIVATE|MAP_ANONYMOUS|MAP_STACK, -1, 0) = 0x7f5850cb5000 <text:line-break/>mprotect(0x7f5850cb6000, 8388608, PROT_READ|PROT_WRITE) = 0 <text:line-break/>clone(child_stack=0x7f58514b4fb0, flags=CLONE_VM|CLONE_FS|CLONE_FILES|CLONE_SIGHAND|CLONE_THREAD|<text:soft-page-break/>CLONE_SYSVSEM|CLONE_SETTLS|CLONE_PARENT_SETTID|CLONE_CHILD_CLEARTID, parent_tidptr=0x7f58514b59d0, tls=0x7f58514b<text:line-break/>5700, child_tidptr=0x7f58514b59d0) = 8676 <text:line-break/>mmap(NULL, 8392704, PROT_NONE, MAP_PRIVATE|MAP_ANONYMOUS|MAP_STACK, -1, 0) = 0x7f58504b4000 <text:line-break/>mprotect(0x7f58504b5000, 8388608, PROT_READ|PROT_WRITE) = 0 <text:line-break/>clone(child_stack=0x7f5850cb3fb0, flags=CLONE_VM|CLONE_FS|CLONE_FILES|CLONE_SIGHAND|CLONE_THREAD|CLONE_SYSVSEM|CLONE_SETTLS|CLONE_PARENT_SETTID|CLONE_CHILD_CLEARTID, parent_tidptr=0x7f5850cb49d0, tls=0x7f5850cb<text:line-break/>4700, child_tidptr=0x7f5850cb49d0) = 8677 <text:line-break/>mmap(NULL, 8392704, PROT_NONE, MAP_PRIVATE|MAP_ANONYMOUS|MAP_STACK, -1, 0) = 0x7f584b7ff000 <text:line-break/>mprotect(0x7f584b800000, 8388608, PROT_READ|PROT_WRITE) = 0 <text:line-break/>clone(child_stack=0x7f584bffefb0, flags=CLONE_VM|CLONE_FS|CLONE_FILES|CLONE_SIGHAND|CLONE_THREAD|CLONE_SYSVSEM|CLONE_SETTLS|CLONE_PARENT_SETTID|CLONE_CHILD_CLEARTID, parent_tidptr=0x7f584bfff9d0, tls=0x7f584bff<text:line-break/>f700, child_tidptr=0x7f584bfff9d0) = 8678 <text:line-break/>read(0, 3 3  <text:line-break/>"3 3\n", 1024)                  = 4 <text:line-break/>clone(child_stack=0x7f584bffefb0, flags=CLONE_VM|CLONE_FS|CLONE_FILES|CLONE_SIGHAND|CLONE_THREAD|CLONE_SYSVSEM|CLONE_SETTLS|CLONE_PARENT_SETTID|CLONE_CHILD_CLEARTID, parent_tidptr=0x7f584bfff9d0, tls=0x7f584bff<text:line-break/>f700, child_tidptr=0x7f584bfff9d0) = 8681 <text:line-break/>clone(child_stack=0x7f5850cb3fb0, flags=CLONE_VM|CLONE_FS|CLONE_FILES|CLONE_SIGHAND|CLONE_THREAD|CLONE_SYSVSEM|CLONE_SETTLS|CLONE_PARENT_SETTID|CLONE_CHILD_CLEARTID, parent_tidptr=0x7f5850cb49d0, tls=0x7f5850cb<text:line-break/>4700, child_tidptr=0x7f5850cb49d0) = 8682 <text:line-break/>clone(child_stack=0x7f58514b4fb0, flags=CLONE_VM|CLONE_FS|CLONE_FILES|CLONE_SIGHAND|CLONE_THREAD|CLONE_SYSVSEM|CLONE_SETTLS|CLONE_PARENT_SETTID|CLONE_CHILD_CLEARTID, parent_tidptr=0x7f58514b59d0, tls=0x7f58514b<text:line-break/>5700, child_tidptr=0x7f58514b59d0) = 8683 <text:line-break/><text:soft-page-break/>mmap(NULL, 8392704, PROT_NONE, MAP_PRIVATE|MAP_ANONYMOUS|MAP_STACK, -1, 0) = 0x7f584affe000 <text:line-break/>mprotect(0x7f584afff000, 8388608, PROT_READ|PROT_WRITE) = 0 <text:line-break/>clone(child_stack=0x7f584b7fdfb0, flags=CLONE_VM|CLONE_FS|CLONE_FILES|CLONE_SIGHAND|CLONE_THREAD|CLONE_SYSVSEM|CLONE_SETTLS|CLONE_PARENT_SETTID|CLONE_CHILD_CLEARTID, parent_tidptr=0x7f584b7fe9d0, tls=0x7f584b7f<text:line-break/>e700, child_tidptr=0x7f584b7fe9d0) = 8684 <text:line-break/>fstat(1, {st_mode=S_IFCHR|0600, st_rdev=makedev(136, 1), ...}) = 0 <text:line-break/>write(1, " \n", 2  <text:line-break/>)                      = 2 <text:line-break/>write(1, "1 1 \n", 51 1  <text:line-break/>)                   = 5 <text:line-break/>write(1, "2 2 \n", 52 2  <text:line-break/>)                   = 5 <text:line-break/>write(1, "3 3 \n", 53 3  <text:line-break/>)                   = 5 <text:line-break/>write(1, "\n", 1 <text:line-break/>)                       = 1 <text:line-break/>write(1, "6 18 18 6 \n", 116 18 18 6  <text:line-break/>)            = 11 <text:line-break/>exit_group(0)                           = ? <text:line-break/>+++ exited with 0 +++<text:line-break/></text:p>
      <text:p text:style-name="P21"/>
      <text:p text:style-name="P21"/>
      <text:p text:style-name="P21">ЛР 4</text:p>
      <text:p text:style-name="P21"/>
      <text:p text:style-name="P21"/>
      <text:p text:style-name="P22"><text:span text:style-name="T13">sergey@sergey-RedmiBook-14</text:span><text:span text:style-name="T14">:</text:span><text:span text:style-name="T15">~/labs/OS/lab4/l4</text:span><text:span text:style-name="T14">$ strace ./a.out  </text:span><text:line-break/>execve("./a.out", ["./a.out"], 0x7fff2d19b0c0 /* 54 vars */) = 0 <text:line-break/>brk(NULL)                               = 0x558bcfc8e000 <text:line-break/>access("/etc/ld.so.nohwcap", F_OK)      = -1 ENOENT (No such file or directory) <text:line-break/>access("/etc/ld.so.preload", R_OK)      = -1 ENOENT (No such file or directory) <text:line-break/>openat(AT_FDCWD, "/etc/ld.so.cache", O_RDONLY|O_CLOEXEC) = 3 <text:line-break/>fstat(3, {st_mode=S_IFREG|0644, st_size=139596, ...}) = 0 <text:soft-page-break/><text:line-break/>mmap(NULL, 139596, PROT_READ, MAP_PRIVATE, 3, 0) = 0x7fe0896a5000 <text:line-break/>close(3)                                = 0 <text:line-break/>access("/etc/ld.so.nohwcap", F_OK)      = -1 ENOENT (No such file or directory) <text:line-break/>openat(AT_FDCWD, "/lib/x86_64-linux-gnu/librt.so.1", O_RDONLY|O_CLOEXEC) = 3 <text:line-break/>read(3, "\177ELF\2\1\1\0\0\0\0\0\0\0\0\0\3\0&gt;\0\1\0\0\0\0\"\0\0\0\0\0\0"..., 832) = 832 <text:line-break/>fstat(3, {st_mode=S_IFREG|0644, st_size=31680, ...}) = 0 <text:line-break/>mmap(NULL, 8192, PROT_READ|PROT_WRITE, MAP_PRIVATE|MAP_ANONYMOUS, -1, 0) = 0x7fe0896a3000 <text:line-break/>mmap(NULL, 2128864, PROT_READ|PROT_EXEC, MAP_PRIVATE|MAP_DENYWRITE, 3, 0) = 0x7fe089299000 <text:line-break/>mprotect(0x7fe0892a0000, 2093056, PROT_NONE) = 0 <text:line-break/>mmap(0x7fe08949f000, 8192, PROT_READ|PROT_WRITE, MAP_PRIVATE|MAP_FIXED|MAP_DENYWRITE, 3, 0x6000) = 0x7fe08949f000 <text:line-break/>close(3)                                = 0 <text:line-break/>access("/etc/ld.so.nohwcap", F_OK)      = -1 ENOENT (No such file or directory) <text:line-break/>openat(AT_FDCWD, "/lib/x86_64-linux-gnu/libpthread.so.0", O_RDONLY|O_CLOEXEC) = 3 <text:line-break/>read(3, "\177ELF\2\1\1\0\0\0\0\0\0\0\0\0\3\0&gt;\0\1\0\0\0000b\0\0\0\0\0\0"..., 832) = 832 <text:line-break/>fstat(3, {st_mode=S_IFREG|0755, st_size=144976, ...}) = 0 <text:line-break/>mmap(NULL, 2221184, PROT_READ|PROT_EXEC, MAP_PRIVATE|MAP_DENYWRITE, 3, 0) = 0x7fe08907a000 <text:line-break/>mprotect(0x7fe089094000, 2093056, PROT_NONE) = 0 <text:line-break/>mmap(0x7fe089293000, 8192, PROT_READ|PROT_WRITE, MAP_PRIVATE|MAP_FIXED|MAP_DENYWRITE, 3, 0x19000) = 0x7fe089293000 <text:line-break/>mmap(0x7fe089295000, 13440, PROT_READ|PROT_WRITE, MAP_PRIVATE|MAP_FIXED|MAP_ANONYMOUS, -1, 0) = 0x7fe089295000 <text:line-break/>close(3)                                = 0 <text:line-break/>access("/etc/ld.so.nohwcap", F_OK)      = -1 ENOENT (No such file or directory) <text:line-break/>openat(AT_FDCWD, "/lib/x86_64-linux-gnu/libc.so.6", O_RDONLY|O_CLOEXEC) = 3 <text:line-break/>read(3, "\177ELF\2\1\1\3\0\0\0\0\0\0\0\0\3\0&gt;\0\1\0\0\0\260\34\2\0\0\0\0\0"..., 832) = 832 <text:line-break/><text:soft-page-break/>fstat(3, {st_mode=S_IFREG|0755, st_size=2030544, ...}) = 0 <text:line-break/>mmap(NULL, 4131552, PROT_READ|PROT_EXEC, MAP_PRIVATE|MAP_DENYWRITE, 3, 0) = 0x7fe088c89000 <text:line-break/>mprotect(0x7fe088e70000, 2097152, PROT_NONE) = 0 <text:line-break/>mmap(0x7fe089070000, 24576, PROT_READ|PROT_WRITE, MAP_PRIVATE|MAP_FIXED|MAP_DENYWRITE, 3, 0x1e7000) = 0x7fe089070000 <text:line-break/>mmap(0x7fe089076000, 15072, PROT_READ|PROT_WRITE, MAP_PRIVATE|MAP_FIXED|MAP_ANONYMOUS, -1, 0) = 0x7fe089076000 <text:line-break/>close(3)                                = 0 <text:line-break/>mmap(NULL, 12288, PROT_READ|PROT_WRITE, MAP_PRIVATE|MAP_ANONYMOUS, -1, 0) = 0x7fe0896a0000 <text:line-break/>arch_prctl(ARCH_SET_FS, 0x7fe0896a0740) = 0 <text:line-break/>mprotect(0x7fe089070000, 16384, PROT_READ) = 0 <text:line-break/>mprotect(0x7fe089293000, 4096, PROT_READ) = 0 <text:line-break/>mprotect(0x7fe08949f000, 4096, PROT_READ) = 0 <text:line-break/>mprotect(0x558bceb2d000, 4096, PROT_READ) = 0 <text:line-break/>mprotect(0x7fe0896c8000, 4096, PROT_READ) = 0 <text:line-break/>munmap(0x7fe0896a5000, 139596)          = 0 <text:line-break/>set_tid_address(0x7fe0896a0a10)         = 8721 <text:line-break/>set_robust_list(0x7fe0896a0a20, 24)     = 0 <text:line-break/>rt_sigaction(SIGRTMIN, {sa_handler=0x7fe08907fcb0, sa_mask=[], sa_flags=SA_RESTORER|SA_SIGINFO, sa_restorer=0x7fe08908c8a0}, NULL, 8) = 0 <text:line-break/>rt_sigaction(SIGRT_1, {sa_handler=0x7fe08907fd50, sa_mask=[], sa_flags=SA_RESTORER|SA_RESTART|SA_SIGINFO, sa_restorer=0x7fe08908c8a0}, NULL, 8) = 0 <text:line-break/>rt_sigprocmask(SIG_UNBLOCK, [RTMIN RT_1], NULL, 8) = 0 <text:line-break/>prlimit64(0, RLIMIT_STACK, NULL, {rlim_cur=8192*1024, rlim_max=RLIM64_INFINITY}) = 0 <text:line-break/>statfs("/dev/shm/", {f_type=TMPFS_MAGIC, f_bsize=4096, f_blocks=999468, f_bfree=927953, f_bavail=927953, f_files=999468, f_ffree=999286, f_fsid={val=[0, 0]}, f_namelen=255, f_frsize=4096, f_flags=ST_VALID|ST_NO<text:line-break/>SUID|ST_NODEV}) = 0 <text:line-break/>futex(0x7fe089298370, FUTEX_WAKE_PRIVATE, 2147483647) = 0 <text:line-break/>openat(AT_FDCWD, "/dev/shm/shared_file", O_RDWR|O_CREAT|O_TRUNC|O_NOFOLLOW|O_CLOEXEC, 0600) = 3 <text:line-break/>ftruncate(3, 4194306)                   = 0 <text:line-break/>mmap(NULL, 4194306, PROT_READ|PROT_WRITE, MAP_SHARED, 3, 0) = 0x7fe088888000 <text:line-break/><text:soft-page-break/>close(3)                                = 0 <text:line-break/>clone(child_stack=NULL, flags=CLONE_CHILD_CLEARTID|CLONE_CHILD_SETTID|SIGCHLD, child_tidptr=0x7fe0896a0a10) = 8722 <text:line-break/>fstat(0, {st_mode=S_IFCHR|0600, st_rdev=makedev(136, 1), ...}) = 0 <text:line-break/>brk(NULL)                               = 0x558bcfc8e000 <text:line-break/>brk(0x558bcfcaf000)                     = 0x558bcfcaf000 <text:line-break/>read(0, wc file <text:line-break/>"wc file\n", 1024)              = 8 <text:line-break/>wait4(8722,  1  4 15 <text:line-break/>[{WIFEXITED(s) &amp;&amp; WEXITSTATUS(s) == 0}], 0, NULL) = 8722 <text:line-break/>--- SIGCHLD {si_signo=SIGCHLD, si_code=CLD_EXITED, si_pid=8722, si_uid=1000, si_status=0, si_utime=0, si_stime=0} --- <text:line-break/>lseek(0, -1, SEEK_CUR)                  = -1 ESPIPE (Illegal seek) <text:line-break/>exit_group(0)                           = ? <text:line-break/>+++ exited with 0 +++<text:line-break/></text:p>
      <text:p text:style-name="P21"/>
      <text:p text:style-name="P21"/>
      <text:p text:style-name="P21">ЛР 5</text:p>
      <text:p text:style-name="P21"/>
      <text:p text:style-name="P21"/>
      <text:p text:style-name="P22"><text:span text:style-name="T13">sergey@sergey-RedmiBook-14</text:span><text:span text:style-name="T14">:</text:span><text:span text:style-name="T15">~/labs/OS/lab5</text:span><text:span text:style-name="T14">$ strace ./dyn </text:span></text:p>
      <text:p text:style-name="P22"><text:span text:style-name="T14">execve("./dyn", ["./dyn"], 0x7ffdeac09e70 /* 54 vars */) = 0 </text:span><text:line-break/>brk(NULL)                               = 0x55af3e459000 <text:line-break/>access("/etc/ld.so.nohwcap", F_OK)      = -1 ENOENT (No such file or directory) <text:line-break/>access("/etc/ld.so.preload", R_OK)      = -1 ENOENT (No such file or directory) <text:line-break/>openat(AT_FDCWD, "./tls/haswell/x86_64/libdl.so.2", O_RDONLY|O_CLOEXEC) = -1 ENOENT (No such file or directory) <text:line-break/>openat(AT_FDCWD, "./tls/haswell/libdl.so.2", O_RDONLY|O_CLOEXEC) = -1 ENOENT (No such file or directory) <text:line-break/>openat(AT_FDCWD, "./tls/x86_64/libdl.so.2", O_RDONLY|O_CLOEXEC) = -1 ENOENT (No such file or directory) <text:line-break/>openat(AT_FDCWD, "./tls/libdl.so.2", O_RDONLY|O_CLOEXEC) = -1 ENOENT (No such file or directory) <text:line-break/>openat(AT_FDCWD, "./haswell/x86_64/libdl.so.2", O_RDONLY|O_CLOEXEC) = -1 ENOENT (No such file or directory) <text:line-break/><text:soft-page-break/>openat(AT_FDCWD, "./haswell/libdl.so.2", O_RDONLY|O_CLOEXEC) = -1 ENOENT (No such file or directory) <text:line-break/>openat(AT_FDCWD, "./x86_64/libdl.so.2", O_RDONLY|O_CLOEXEC) = -1 ENOENT (No such file or directory) <text:line-break/>openat(AT_FDCWD, "./libdl.so.2", O_RDONLY|O_CLOEXEC) = -1 ENOENT (No such file or directory) <text:line-break/>openat(AT_FDCWD, "/etc/ld.so.cache", O_RDONLY|O_CLOEXEC) = 3 <text:line-break/>fstat(3, {st_mode=S_IFREG|0644, st_size=139596, ...}) = 0 <text:line-break/>mmap(NULL, 139596, PROT_READ, MAP_PRIVATE, 3, 0) = 0x7f7df1c22000 <text:line-break/>close(3)                                = 0 <text:line-break/>access("/etc/ld.so.nohwcap", F_OK)      = -1 ENOENT (No such file or directory) <text:line-break/>openat(AT_FDCWD, "/lib/x86_64-linux-gnu/libdl.so.2", O_RDONLY|O_CLOEXEC) = 3 <text:line-break/>read(3, "\177ELF\2\1\1\0\0\0\0\0\0\0\0\0\3\0&gt;\0\1\0\0\0P\16\0\0\0\0\0\0"..., 832) = 832 <text:line-break/>fstat(3, {st_mode=S_IFREG|0644, st_size=14560, ...}) = 0 <text:line-break/>mmap(NULL, 8192, PROT_READ|PROT_WRITE, MAP_PRIVATE|MAP_ANONYMOUS, -1, 0) = 0x7f7df1c20000 <text:line-break/>mmap(NULL, 2109712, PROT_READ|PROT_EXEC, MAP_PRIVATE|MAP_DENYWRITE, 3, 0) = 0x7f7df181a000 <text:line-break/>mprotect(0x7f7df181d000, 2093056, PROT_NONE) = 0 <text:line-break/>mmap(0x7f7df1a1c000, 8192, PROT_READ|PROT_WRITE, MAP_PRIVATE|MAP_FIXED|MAP_DENYWRITE, 3, 0x2000) = 0x7f7df1a1c000 <text:line-break/>close(3)                                = 0 <text:line-break/>openat(AT_FDCWD, "./tls/haswell/x86_64/libc.so.6", O_RDONLY|O_CLOEXEC) = -1 ENOENT (No such file or directory) <text:line-break/>openat(AT_FDCWD, "./tls/haswell/libc.so.6", O_RDONLY|O_CLOEXEC) = -1 ENOENT (No such file or directory) <text:line-break/>openat(AT_FDCWD, "./tls/x86_64/libc.so.6", O_RDONLY|O_CLOEXEC) = -1 ENOENT (No such file or directory) <text:line-break/>openat(AT_FDCWD, "./tls/libc.so.6", O_RDONLY|O_CLOEXEC) = -1 ENOENT (No such file or directory) <text:line-break/>openat(AT_FDCWD, "./haswell/x86_64/libc.so.6", O_RDONLY|O_CLOEXEC) = -1 ENOENT (No such file or directory) <text:line-break/>openat(AT_FDCWD, "./haswell/libc.so.6", O_RDONLY|O_CLOEXEC) = -1 ENOENT (No such file or directory) <text:line-break/>openat(AT_FDCWD, "./x86_64/libc.so.6", O_RDONLY|O_CLOEXEC) = -1 ENOENT (No such file or directory) <text:line-break/><text:soft-page-break/>openat(AT_FDCWD, "./libc.so.6", O_RDONLY|O_CLOEXEC) = -1 ENOENT (No such file or directory) <text:line-break/>access("/etc/ld.so.nohwcap", F_OK)      = -1 ENOENT (No such file or directory) <text:line-break/>openat(AT_FDCWD, "/lib/x86_64-linux-gnu/libc.so.6", O_RDONLY|O_CLOEXEC) = 3 <text:line-break/>read(3, "\177ELF\2\1\1\3\0\0\0\0\0\0\0\0\3\0&gt;\0\1\0\0\0\260\34\2\0\0\0\0\0"..., 832) = 832 <text:line-break/>fstat(3, {st_mode=S_IFREG|0755, st_size=2030544, ...}) = 0 <text:line-break/>mmap(NULL, 4131552, PROT_READ|PROT_EXEC, MAP_PRIVATE|MAP_DENYWRITE, 3, 0) = 0x7f7df1429000 <text:line-break/>mprotect(0x7f7df1610000, 2097152, PROT_NONE) = 0 <text:line-break/>mmap(0x7f7df1810000, 24576, PROT_READ|PROT_WRITE, MAP_PRIVATE|MAP_FIXED|MAP_DENYWRITE, 3, 0x1e7000) = 0x7f7df1810000 <text:line-break/>mmap(0x7f7df1816000, 15072, PROT_READ|PROT_WRITE, MAP_PRIVATE|MAP_FIXED|MAP_ANONYMOUS, -1, 0) = 0x7f7df1816000 <text:line-break/>close(3)                                = 0 <text:line-break/>mmap(NULL, 12288, PROT_READ|PROT_WRITE, MAP_PRIVATE|MAP_ANONYMOUS, -1, 0) = 0x7f7df1c1d000 <text:line-break/>arch_prctl(ARCH_SET_FS, 0x7f7df1c1d740) = 0 <text:line-break/>mprotect(0x7f7df1810000, 16384, PROT_READ) = 0 <text:line-break/>mprotect(0x7f7df1a1c000, 4096, PROT_READ) = 0 <text:line-break/>mprotect(0x55af3cbf4000, 4096, PROT_READ) = 0 <text:line-break/>mprotect(0x7f7df1c45000, 4096, PROT_READ) = 0 <text:line-break/>munmap(0x7f7df1c22000, 139596)          = 0 <text:line-break/>openat(AT_FDCWD, "./tls/haswell/x86_64/libtree.so", O_RDONLY|O_CLOEXEC) = -1 ENOENT (No such file or directory) <text:line-break/>openat(AT_FDCWD, "./tls/haswell/libtree.so", O_RDONLY|O_CLOEXEC) = -1 ENOENT (No such file or directory) <text:line-break/>openat(AT_FDCWD, "./tls/x86_64/libtree.so", O_RDONLY|O_CLOEXEC) = -1 ENOENT (No such file or directory) <text:line-break/>openat(AT_FDCWD, "./tls/libtree.so", O_RDONLY|O_CLOEXEC) = -1 ENOENT (No such file or directory) <text:line-break/>openat(AT_FDCWD, "./haswell/x86_64/libtree.so", O_RDONLY|O_CLOEXEC) = -1 ENOENT (No such file or directory) <text:line-break/>openat(AT_FDCWD, "./haswell/libtree.so", O_RDONLY|O_CLOEXEC) = -1 ENOENT (No such file or directory) <text:line-break/>openat(AT_FDCWD, "./x86_64/libtree.so", O_RDONLY|O_CLOEXEC) = -1 ENOENT (No such file or directory) <text:line-break/>openat(AT_FDCWD, "./libtree.so", O_RDONLY|O_CLOEXEC) = 3 <text:line-break/><text:soft-page-break/>read(3, "\177ELF\2\1\1\0\0\0\0\0\0\0\0\0\3\0&gt;\0\1\0\0\0\360\n\0\0\0\0\0\0"..., 832) = 832 <text:line-break/>brk(NULL)                               = 0x55af3e459000 <text:line-break/>brk(0x55af3e47a000)                     = 0x55af3e47a000 <text:line-break/>fstat(3, {st_mode=S_IFREG|0775, st_size=12920, ...}) = 0 <text:line-break/>getcwd("/home/sergey/labs/OS/lab5", 128) = 26 <text:line-break/>mmap(NULL, 2105528, PROT_READ|PROT_EXEC, MAP_PRIVATE|MAP_DENYWRITE, 3, 0) = 0x7f7df1226000 <text:line-break/>mprotect(0x7f7df1228000, 2093056, PROT_NONE) = 0 <text:line-break/>mmap(0x7f7df1427000, 8192, PROT_READ|PROT_WRITE, MAP_PRIVATE|MAP_FIXED|MAP_DENYWRITE, 3, 0x1000) = 0x7f7df1427000 <text:line-break/>close(3)                                = 0 <text:line-break/>mprotect(0x7f7df1427000, 4096, PROT_READ) = 0 <text:line-break/>fstat(1, {st_mode=S_IFCHR|0600, st_rdev=makedev(136, 1), ...}) = 0 <text:line-break/>write(1, "Commands\n", 9Commands <text:line-break/>)               = 9 <text:line-break/>write(1, "\n", 1 <text:line-break/>)                       = 1 <text:line-break/>write(1, "1 - Insert\n", 111 - Insert <text:line-break/>)            = 11 <text:line-break/>write(1, "2 - Search\n", 112 - Search <text:line-break/>)            = 11 <text:line-break/>write(1, "3 - Delete\n", 113 - Delete <text:line-break/>)            = 11 <text:line-break/>write(1, "4 - Print tree\n", 154 - Print tree <text:line-break/>)        = 15 <text:line-break/>write(1, "0 - Quit\n", 90 - Quit <text:line-break/>)               = 9 <text:line-break/>write(1, "\n", 1 <text:line-break/>)                       = 1 <text:line-break/>write(1, "Command: \n", 10Command:  <text:line-break/>)             = 10 <text:line-break/>fstat(0, {st_mode=S_IFCHR|0600, st_rdev=makedev(136, 1), ...}) = 0 <text:line-break/>read(0, 1 <text:line-break/>"1\n", 1024)                    = 2 <text:line-break/>write(1, "value to insert: \n", 18value to insert:  <text:line-break/>)     = 18 <text:line-break/>read(0, 5 <text:line-break/>"5\n", 1024)                    = 2 <text:line-break/>write(1, "Commands\n\n1 - Insert\n2 - Search\n"..., 67Commands <text:line-break/><text:soft-page-break/><text:line-break/>1 - Insert <text:line-break/>2 - Search <text:line-break/>3 - Delete <text:line-break/>4 - Print tree <text:line-break/>0 - Quit <text:line-break/>) = 67 <text:line-break/>write(1, "\n", 1 <text:line-break/>)                       = 1 <text:line-break/>write(1, "Command: \n", 10Command:  <text:line-break/>)             = 10 <text:line-break/>read(0, 1 <text:line-break/>"1\n", 1024)                    = 2 <text:line-break/>write(1, "value to insert: \n", 18value to insert:  <text:line-break/>)     = 18 <text:line-break/>read(0, 4 <text:line-break/>"4\n", 1024)                    = 2 <text:line-break/>write(1, "Commands\n\n1 - Insert\n2 - Search\n"..., 67Commands <text:line-break/><text:line-break/>1 - Insert <text:line-break/>2 - Search <text:line-break/>3 - Delete <text:line-break/>4 - Print tree <text:line-break/>0 - Quit <text:line-break/>) = 67 <text:line-break/>write(1, "\n", 1 <text:line-break/>)                       = 1 <text:line-break/>write(1, "Command: \n", 10Command:  <text:line-break/>)             = 10 <text:line-break/>read(0, 1 <text:line-break/>"1\n", 1024)                    = 2 <text:line-break/>write(1, "value to insert: \n", 18value to insert:  <text:line-break/>)     = 18 <text:line-break/>read(0, 9 <text:line-break/>"9\n", 1024)                    = 2 <text:line-break/>write(1, "Commands\n\n1 - Insert\n2 - Search\n"..., 67Commands <text:line-break/><text:line-break/>1 - Insert <text:line-break/>2 - Search <text:line-break/>3 - Delete <text:line-break/>4 - Print tree <text:line-break/>0 - Quit <text:line-break/><text:soft-page-break/>) = 67 <text:line-break/>write(1, "\n", 1 <text:line-break/>)                       = 1 <text:line-break/>write(1, "Command: \n", 10Command:  <text:line-break/>)             = 10 <text:line-break/>read(0, 1 <text:line-break/>"1\n", 1024)                    = 2 <text:line-break/>write(1, "value to insert: \n", 18value to insert:  <text:line-break/>)     = 18 <text:line-break/>read(0, 6 <text:line-break/>"6\n", 1024)                    = 2 <text:line-break/>write(1, "Commands\n\n1 - Insert\n2 - Search\n"..., 67Commands <text:line-break/><text:line-break/>1 - Insert <text:line-break/>2 - Search <text:line-break/>3 - Delete <text:line-break/>4 - Print tree <text:line-break/>0 - Quit <text:line-break/>) = 67 <text:line-break/>write(1, "\n", 1 <text:line-break/>)                       = 1 <text:line-break/>write(1, "Command: \n", 10Command:  <text:line-break/>)             = 10 <text:line-break/>read(0, 2 <text:line-break/>"2\n", 1024)                    = 2 <text:line-break/>write(1, "value to find: \n", 16value to find:  <text:line-break/>)       = 16 <text:line-break/>read(0, 6 <text:line-break/>"6\n", 1024)                    = 2 <text:line-break/>write(1, "6 is found in tree!\n", 206 is found in tree! <text:line-break/>)   = 20 <text:line-break/>write(1, "Commands\n\n1 - Insert\n2 - Search\n"..., 67Commands <text:line-break/><text:line-break/>1 - Insert <text:line-break/>2 - Search <text:line-break/>3 - Delete <text:line-break/>4 - Print tree <text:line-break/>0 - Quit <text:line-break/>) = 67 <text:line-break/>write(1, "\n", 1 <text:line-break/>)                       = 1 <text:line-break/>write(1, "Command: \n", 10Command:  <text:line-break/><text:soft-page-break/>)             = 10 <text:line-break/>read(0, 4 <text:line-break/>"4\n", 1024)                    = 2 <text:line-break/>write(1, "tree:\n", 6tree: <text:line-break/>)                  = 6 <text:line-break/>write(1, "\t9\n", 3     9 <text:line-break/>)                    = 3 <text:line-break/>write(1, "\t\t6\n", 4           6 <text:line-break/>)                  = 4 <text:line-break/>write(1, "5\n", 25 <text:line-break/>)                      = 2 <text:line-break/>write(1, "\t4\n", 3     4 <text:line-break/>)                    = 3 <text:line-break/>write(1, "Commands\n\n1 - Insert\n2 - Search\n"..., 67Commands <text:line-break/><text:line-break/>1 - Insert <text:line-break/>2 - Search <text:line-break/>3 - Delete <text:line-break/>4 - Print tree <text:line-break/>0 - Quit <text:line-break/>) = 67 <text:line-break/>write(1, "\n", 1 <text:line-break/>)                       = 1 <text:line-break/>write(1, "Command: \n", 10Command:  <text:line-break/>)             = 10 <text:line-break/>read(0, 3 <text:line-break/>"3\n", 1024)                    = 2 <text:line-break/>write(1, "value to delete: \n", 18value to delete:  <text:line-break/>)     = 18 <text:line-break/>read(0, 6 <text:line-break/>"6\n", 1024)                    = 2 <text:line-break/>write(1, "Commands\n\n1 - Insert\n2 - Search\n"..., 67Commands <text:line-break/><text:line-break/>1 - Insert <text:line-break/>2 - Search <text:line-break/>3 - Delete <text:line-break/>4 - Print tree <text:line-break/>0 - Quit <text:line-break/>) = 67 <text:line-break/>write(1, "\n", 1 <text:line-break/>)                       = 1 <text:line-break/>write(1, "Command: \n", 10Command:  <text:line-break/><text:soft-page-break/>)             = 10 <text:line-break/>read(0, 4 <text:line-break/>"4\n", 1024)                    = 2 <text:line-break/>write(1, "tree:\n", 6tree: <text:line-break/>)                  = 6 <text:line-break/>write(1, "\t9\n", 3     9 <text:line-break/>)                    = 3 <text:line-break/>write(1, "5\n", 25 <text:line-break/>)                      = 2 <text:line-break/>write(1, "\t4\n", 3     4 <text:line-break/>)                    = 3 <text:line-break/>write(1, "Commands\n\n1 - Insert\n2 - Search\n"..., 67Commands <text:line-break/><text:line-break/>1 - Insert <text:line-break/>2 - Search <text:line-break/>3 - Delete <text:line-break/>4 - Print tree <text:line-break/>0 - Quit <text:line-break/>) = 67 <text:line-break/>write(1, "\n", 1 <text:line-break/>)                       = 1 <text:line-break/>write(1, "Command: \n", 10Command:  <text:line-break/>)             = 10 <text:line-break/>read(0, 0 <text:line-break/>"0\n", 1024)                    = 2 <text:line-break/>exit_group(0)                           = ? <text:line-break/>+++ exited with 0 +++<text:line-break/></text:p>
      <text:p text:style-name="P22"/>
      <text:p text:style-name="P22"><text:span text:style-name="T13">sergey@sergey-RedmiBook-14</text:span><text:span text:style-name="T14">:</text:span><text:span text:style-name="T15">~/labs/OS/lab5</text:span><text:span text:style-name="T14">$ strace ./stat  </text:span><text:line-break/>execve("./stat", ["./stat"], 0x7fffa32b3cf0 /* 54 vars */) = 0 <text:line-break/>brk(NULL)                               = 0x558655ca3000 <text:line-break/>access("/etc/ld.so.nohwcap", F_OK)      = -1 ENOENT (No such file or directory) <text:line-break/>access("/etc/ld.so.preload", R_OK)      = -1 ENOENT (No such file or directory) <text:line-break/>openat(AT_FDCWD, "./tls/haswell/x86_64/libtree.so", O_RDONLY|O_CLOEXEC) = -1 ENOENT (No such file or directory) <text:line-break/>openat(AT_FDCWD, "./tls/haswell/libtree.so", O_RDONLY|O_CLOEXEC) = -1 ENOENT (No such file or directory) <text:line-break/><text:soft-page-break/>openat(AT_FDCWD, "./tls/x86_64/libtree.so", O_RDONLY|O_CLOEXEC) = -1 ENOENT (No such file or directory) <text:line-break/>openat(AT_FDCWD, "./tls/libtree.so", O_RDONLY|O_CLOEXEC) = -1 ENOENT (No such file or directory) <text:line-break/>openat(AT_FDCWD, "./haswell/x86_64/libtree.so", O_RDONLY|O_CLOEXEC) = -1 ENOENT (No such file or directory) <text:line-break/>openat(AT_FDCWD, "./haswell/libtree.so", O_RDONLY|O_CLOEXEC) = -1 ENOENT (No such file or directory) <text:line-break/>openat(AT_FDCWD, "./x86_64/libtree.so", O_RDONLY|O_CLOEXEC) = -1 ENOENT (No such file or directory) <text:line-break/>openat(AT_FDCWD, "./libtree.so", O_RDONLY|O_CLOEXEC) = 3 <text:line-break/>read(3, "\177ELF\2\1\1\0\0\0\0\0\0\0\0\0\3\0&gt;\0\1\0\0\0\360\n\0\0\0\0\0\0"..., 832) = 832 <text:line-break/>fstat(3, {st_mode=S_IFREG|0775, st_size=12920, ...}) = 0 <text:line-break/>mmap(NULL, 8192, PROT_READ|PROT_WRITE, MAP_PRIVATE|MAP_ANONYMOUS, -1, 0) = 0x7fce826c9000 <text:line-break/>getcwd("/home/sergey/labs/OS/lab5", 128) = 26 <text:line-break/>mmap(NULL, 2105528, PROT_READ|PROT_EXEC, MAP_PRIVATE|MAP_DENYWRITE, 3, 0) = 0x7fce822a1000 <text:line-break/>mprotect(0x7fce822a3000, 2093056, PROT_NONE) = 0 <text:line-break/>mmap(0x7fce824a2000, 8192, PROT_READ|PROT_WRITE, MAP_PRIVATE|MAP_FIXED|MAP_DENYWRITE, 3, 0x1000) = 0x7fce824a2000 <text:line-break/>close(3)                                = 0 <text:line-break/>openat(AT_FDCWD, "./tls/haswell/x86_64/libc.so.6", O_RDONLY|O_CLOEXEC) = -1 ENOENT (No such file or directory) <text:line-break/>openat(AT_FDCWD, "./tls/haswell/libc.so.6", O_RDONLY|O_CLOEXEC) = -1 ENOENT (No such file or directory) <text:line-break/>openat(AT_FDCWD, "./tls/x86_64/libc.so.6", O_RDONLY|O_CLOEXEC) = -1 ENOENT (No such file or directory) <text:line-break/>openat(AT_FDCWD, "./tls/libc.so.6", O_RDONLY|O_CLOEXEC) = -1 ENOENT (No such file or directory) <text:line-break/>openat(AT_FDCWD, "./haswell/x86_64/libc.so.6", O_RDONLY|O_CLOEXEC) = -1 ENOENT (No such file or directory) <text:line-break/>openat(AT_FDCWD, "./haswell/libc.so.6", O_RDONLY|O_CLOEXEC) = -1 ENOENT (No such file or directory) <text:line-break/>openat(AT_FDCWD, "./x86_64/libc.so.6", O_RDONLY|O_CLOEXEC) = -1 ENOENT (No such file or directory) <text:line-break/>openat(AT_FDCWD, "./libc.so.6", O_RDONLY|O_CLOEXEC) = -1 ENOENT (No such file or directory) <text:line-break/>openat(AT_FDCWD, "/etc/ld.so.cache", O_RDONLY|O_CLOEXEC) = 3 <text:line-break/>fstat(3, {st_mode=S_IFREG|0644, st_size=139596, ...}) = 0 <text:soft-page-break/><text:line-break/>mmap(NULL, 139596, PROT_READ, MAP_PRIVATE, 3, 0) = 0x7fce826a6000 <text:line-break/>close(3)                                = 0 <text:line-break/>access("/etc/ld.so.nohwcap", F_OK)      = -1 ENOENT (No such file or directory) <text:line-break/>openat(AT_FDCWD, "/lib/x86_64-linux-gnu/libc.so.6", O_RDONLY|O_CLOEXEC) = 3 <text:line-break/>read(3, "\177ELF\2\1\1\3\0\0\0\0\0\0\0\0\3\0&gt;\0\1\0\0\0\260\34\2\0\0\0\0\0"..., 832) = 832 <text:line-break/>fstat(3, {st_mode=S_IFREG|0755, st_size=2030544, ...}) = 0 <text:line-break/>mmap(NULL, 4131552, PROT_READ|PROT_EXEC, MAP_PRIVATE|MAP_DENYWRITE, 3, 0) = 0x7fce81eb0000 <text:line-break/>mprotect(0x7fce82097000, 2097152, PROT_NONE) = 0 <text:line-break/>mmap(0x7fce82297000, 24576, PROT_READ|PROT_WRITE, MAP_PRIVATE|MAP_FIXED|MAP_DENYWRITE, 3, 0x1e7000) = 0x7fce82297000 <text:line-break/>mmap(0x7fce8229d000, 15072, PROT_READ|PROT_WRITE, MAP_PRIVATE|MAP_FIXED|MAP_ANONYMOUS, -1, 0) = 0x7fce8229d000 <text:line-break/>close(3)                                = 0 <text:line-break/>mmap(NULL, 12288, PROT_READ|PROT_WRITE, MAP_PRIVATE|MAP_ANONYMOUS, -1, 0) = 0x7fce826a3000 <text:line-break/>arch_prctl(ARCH_SET_FS, 0x7fce826a3740) = 0 <text:line-break/>mprotect(0x7fce82297000, 16384, PROT_READ) = 0 <text:line-break/>mprotect(0x7fce824a2000, 4096, PROT_READ) = 0 <text:line-break/>mprotect(0x558655673000, 4096, PROT_READ) = 0 <text:line-break/>mprotect(0x7fce826cb000, 4096, PROT_READ) = 0 <text:line-break/>munmap(0x7fce826a6000, 139596)          = 0 <text:line-break/>fstat(1, {st_mode=S_IFCHR|0600, st_rdev=makedev(136, 1), ...}) = 0 <text:line-break/>brk(NULL)                               = 0x558655ca3000 <text:line-break/>brk(0x558655cc4000)                     = 0x558655cc4000 <text:line-break/>write(1, "Commands\n", 9Commands <text:line-break/>)               = 9 <text:line-break/>write(1, "\n", 1 <text:line-break/>)                       = 1 <text:line-break/>write(1, "1 - Insert\n", 111 - Insert <text:line-break/>)            = 11 <text:line-break/>write(1, "2 - Search\n", 112 - Search <text:line-break/>)            = 11 <text:line-break/>write(1, "3 - Delete\n", 113 - Delete <text:line-break/>)            = 11 <text:line-break/><text:soft-page-break/>write(1, "4 - Print tree\n", 154 - Print tree <text:line-break/>)        = 15 <text:line-break/>write(1, "0 - Quit\n", 90 - Quit <text:line-break/>)               = 9 <text:line-break/>write(1, "\n", 1 <text:line-break/>)                       = 1 <text:line-break/>write(1, "Command: \n", 10Command:  <text:line-break/>)             = 10 <text:line-break/>fstat(0, {st_mode=S_IFCHR|0600, st_rdev=makedev(136, 1), ...}) = 0 <text:line-break/>read(0, 1 <text:line-break/>"1\n", 1024)                    = 2 <text:line-break/>write(1, "value to insert: \n", 18value to insert:  <text:line-break/>)     = 18 <text:line-break/>read(0, 5 <text:line-break/>"5\n", 1024)                    = 2 <text:line-break/>write(1, "Commands\n\n1 - Insert\n2 - Search\n"..., 67Commands <text:line-break/><text:line-break/>1 - Insert <text:line-break/>2 - Search <text:line-break/>3 - Delete <text:line-break/>4 - Print tree <text:line-break/>0 - Quit <text:line-break/>) = 67 <text:line-break/>write(1, "\n", 1 <text:line-break/>)                       = 1 <text:line-break/>write(1, "Command: \n", 10Command:  <text:line-break/>)             = 10 <text:line-break/>read(0, 1 <text:line-break/>"1\n", 1024)                    = 2 <text:line-break/>write(1, "value to insert: \n", 18value to insert:  <text:line-break/>)     = 18 <text:line-break/>read(0, 6 <text:line-break/>"6\n", 1024)                    = 2 <text:line-break/>write(1, "Commands\n\n1 - Insert\n2 - Search\n"..., 67Commands <text:line-break/><text:line-break/>1 - Insert <text:line-break/>2 - Search <text:line-break/>3 - Delete <text:line-break/>4 - Print tree <text:line-break/>0 - Quit <text:line-break/>) = 67 <text:line-break/><text:soft-page-break/>write(1, "\n", 1 <text:line-break/>)                       = 1 <text:line-break/>write(1, "Command: \n", 10Command:  <text:line-break/>)             = 10 <text:line-break/>read(0, 1 <text:line-break/>"1\n", 1024)                    = 2 <text:line-break/>write(1, "value to insert: \n", 18value to insert:  <text:line-break/>)     = 18 <text:line-break/>read(0, 7 <text:line-break/>"7\n", 1024)                    = 2 <text:line-break/>write(1, "Commands\n\n1 - Insert\n2 - Search\n"..., 67Commands <text:line-break/><text:line-break/>1 - Insert <text:line-break/>2 - Search <text:line-break/>3 - Delete <text:line-break/>4 - Print tree <text:line-break/>0 - Quit <text:line-break/>) = 67 <text:line-break/>write(1, "\n", 1 <text:line-break/>)                       = 1 <text:line-break/>write(1, "Command: \n", 10Command:  <text:line-break/>)             = 10 <text:line-break/>read(0, 2 <text:line-break/>"2\n", 1024)                    = 2 <text:line-break/>write(1, "value to find: \n", 16value to find:  <text:line-break/>)       = 16 <text:line-break/>read(0, 7 <text:line-break/>"7\n", 1024)                    = 2 <text:line-break/>write(1, "7 is found in tree!\n", 207 is found in tree! <text:line-break/>)   = 20 <text:line-break/>write(1, "Commands\n\n1 - Insert\n2 - Search\n"..., 67Commands <text:line-break/><text:line-break/>1 - Insert <text:line-break/>2 - Search <text:line-break/>3 - Delete <text:line-break/>4 - Print tree <text:line-break/>0 - Quit <text:line-break/>) = 67 <text:line-break/>write(1, "\n", 1 <text:line-break/>)                       = 1 <text:line-break/>write(1, "Command: \n", 10Command:  <text:line-break/>)             = 10 <text:line-break/><text:soft-page-break/>read(0, 3 <text:line-break/>"3\n", 1024)                    = 2 <text:line-break/>write(1, "value to delete: \n", 18value to delete:  <text:line-break/>)     = 18 <text:line-break/>read(0, 4 <text:line-break/>"4\n", 1024)                    = 2 <text:line-break/>write(1, "Commands\n\n1 - Insert\n2 - Search\n"..., 67Commands <text:line-break/><text:line-break/>1 - Insert <text:line-break/>2 - Search <text:line-break/>3 - Delete <text:line-break/>4 - Print tree <text:line-break/>0 - Quit <text:line-break/>) = 67 <text:line-break/>write(1, "\n", 1 <text:line-break/>)                       = 1 <text:line-break/>write(1, "Command: \n", 10Command:  <text:line-break/>)             = 10 <text:line-break/>read(0, 3 <text:line-break/>"3\n", 1024)                    = 2 <text:line-break/>write(1, "value to delete: \n", 18value to delete:  <text:line-break/>)     = 18 <text:line-break/>read(0, 7 <text:line-break/>"7\n", 1024)                    = 2 <text:line-break/>write(1, "Commands\n\n1 - Insert\n2 - Search\n"..., 67Commands <text:line-break/><text:line-break/>1 - Insert <text:line-break/>2 - Search <text:line-break/>3 - Delete <text:line-break/>4 - Print tree <text:line-break/>0 - Quit <text:line-break/>) = 67 <text:line-break/>write(1, "\n", 1 <text:line-break/>)                       = 1 <text:line-break/>write(1, "Command: \n", 10Command:  <text:line-break/>)             = 10 <text:line-break/>read(0, 4 <text:line-break/>"4\n", 1024)                    = 2 <text:line-break/>write(1, "tree:\n", 6tree: <text:line-break/>)                  = 6 <text:line-break/>write(1, "\t6\n", 3     6 <text:line-break/>)                    = 3 <text:line-break/><text:soft-page-break/>write(1, "5\n", 25 <text:line-break/>)                      = 2 <text:line-break/>write(1, "Commands\n\n1 - Insert\n2 - Search\n"..., 67Commands <text:line-break/><text:line-break/>1 - Insert <text:line-break/>2 - Search <text:line-break/>3 - Delete <text:line-break/>4 - Print tree <text:line-break/>0 - Quit <text:line-break/>) = 67 <text:line-break/>write(1, "\n", 1 <text:line-break/>)                       = 1 <text:line-break/>write(1, "Command: \n", 10Command:  <text:line-break/>)             = 10 <text:line-break/>read(0, 0 <text:line-break/>"0\n", 1024)                    = 2 <text:line-break/>exit_group(0)                           = ? <text:line-break/>+++ exited with 0 +++<text:line-break/></text:p>
      <text:p text:style-name="P21"/>
      <text:p text:style-name="P21"/>
      <text:p text:style-name="P21">ЛР 6-8</text:p>
      <text:p text:style-name="P21"/>
      <text:p text:style-name="P21"/>
      <text:p text:style-name="P22"><text:span text:style-name="T13">sergey@sergey-RedmiBook-14</text:span><text:span text:style-name="T14">:</text:span><text:span text:style-name="T15">~/labs/OS/lab6/build</text:span><text:span text:style-name="T14">$ strace ./main  </text:span><text:line-break/>execve("./main", ["./main"], 0x7fff6b244880 /* 54 vars */) = 0 <text:line-break/>brk(NULL)                               = 0x56150328d000 <text:line-break/>access("/etc/ld.so.nohwcap", F_OK)      = -1 ENOENT (No such file or directory) <text:line-break/>access("/etc/ld.so.preload", R_OK)      = -1 ENOENT (No such file or directory) <text:line-break/>openat(AT_FDCWD, "/etc/ld.so.cache", O_RDONLY|O_CLOEXEC) = 3 <text:line-break/>fstat(3, {st_mode=S_IFREG|0644, st_size=139596, ...}) = 0 <text:line-break/>mmap(NULL, 139596, PROT_READ, MAP_PRIVATE, 3, 0) = 0x7fc4afbd0000 <text:line-break/>close(3)                                = 0 <text:line-break/>access("/etc/ld.so.nohwcap", F_OK)      = -1 ENOENT (No such file or directory) <text:line-break/>openat(AT_FDCWD, "/usr/lib/x86_64-linux-gnu/libzmq.so.5", <text:soft-page-break/>O_RDONLY|O_CLOEXEC) = 3 <text:line-break/>read(3, "\177ELF\2\1\1\0\0\0\0\0\0\0\0\0\3\0&gt;\0\1\0\0\0P?\1\0\0\0\0\0"..., 832) = 832 <text:line-break/>fstat(3, {st_mode=S_IFREG|0644, st_size=630464, ...}) = 0 <text:line-break/>mmap(NULL, 8192, PROT_READ|PROT_WRITE, MAP_PRIVATE|MAP_ANONYMOUS, -1, 0) = 0x7fc4afbce000 <text:line-break/>mmap(NULL, 2725560, PROT_READ|PROT_EXEC, MAP_PRIVATE|MAP_DENYWRITE, 3, 0) = 0x7fc4af732000 <text:line-break/>mprotect(0x7fc4af7c5000, 2097152, PROT_NONE) = 0 <text:line-break/>mmap(0x7fc4af9c5000, 28672, PROT_READ|PROT_WRITE, MAP_PRIVATE|MAP_FIXED|MAP_DENYWRITE, 3, 0x93000) = 0x7fc4af9c5000 <text:line-break/>close(3)                                = 0 <text:line-break/>access("/etc/ld.so.nohwcap", F_OK)      = -1 ENOENT (No such file or directory) <text:line-break/>openat(AT_FDCWD, "/usr/lib/x86_64-linux-gnu/libstdc++.so.6", O_RDONLY|O_CLOEXEC) = 3 <text:line-break/>read(3, "\177ELF\2\1\1\3\0\0\0\0\0\0\0\0\3\0&gt;\0\1\0\0\0\220\304\10\0\0\0\0\0"..., 832) = 832 <text:line-break/>fstat(3, {st_mode=S_IFREG|0644, st_size=1594864, ...}) = 0 <text:line-break/>mmap(NULL, 3702848, PROT_READ|PROT_EXEC, MAP_PRIVATE|MAP_DENYWRITE, 3, 0) = 0x7fc4af3a9000 <text:line-break/>mprotect(0x7fc4af522000, 2097152, PROT_NONE) = 0 <text:line-break/>mmap(0x7fc4af722000, 49152, PROT_READ|PROT_WRITE, MAP_PRIVATE|MAP_FIXED|MAP_DENYWRITE, 3, 0x179000) = 0x7fc4af722000 <text:line-break/>mmap(0x7fc4af72e000, 12352, PROT_READ|PROT_WRITE, MAP_PRIVATE|MAP_FIXED|MAP_ANONYMOUS, -1, 0) = 0x7fc4af72e000 <text:line-break/>close(3)                                = 0 <text:line-break/>access("/etc/ld.so.nohwcap", F_OK)      = -1 ENOENT (No such file or directory) <text:line-break/>openat(AT_FDCWD, "/lib/x86_64-linux-gnu/libgcc_s.so.1", O_RDONLY|O_CLOEXEC) = 3 <text:line-break/>read(3, "\177ELF\2\1\1\0\0\0\0\0\0\0\0\0\3\0&gt;\0\1\0\0\0\300*\0\0\0\0\0\0"..., 832) = 832 <text:line-break/>fstat(3, {st_mode=S_IFREG|0644, st_size=96616, ...}) = 0 <text:line-break/>mmap(NULL, 2192432, PROT_READ|PROT_EXEC, MAP_PRIVATE|MAP_DENYWRITE, 3, 0) = 0x7fc4af191000 <text:line-break/>mprotect(0x7fc4af1a8000, 2093056, PROT_NONE) = 0 <text:line-break/>mmap(0x7fc4af3a7000, 8192, PROT_READ|PROT_WRITE, MAP_PRIVATE|MAP_FIXED|MAP_DENYWRITE, 3, 0x16000) = <text:soft-page-break/>0x7fc4af3a7000 <text:line-break/>close(3)                                = 0 <text:line-break/>access("/etc/ld.so.nohwcap", F_OK)      = -1 ENOENT (No such file or directory) <text:line-break/>openat(AT_FDCWD, "/lib/x86_64-linux-gnu/libc.so.6", O_RDONLY|O_CLOEXEC) = 3 <text:line-break/>read(3, "\177ELF\2\1\1\3\0\0\0\0\0\0\0\0\3\0&gt;\0\1\0\0\0\260\34\2\0\0\0\0\0"..., 832) = 832 <text:line-break/>fstat(3, {st_mode=S_IFREG|0755, st_size=2030544, ...}) = 0 <text:line-break/>mmap(NULL, 4131552, PROT_READ|PROT_EXEC, MAP_PRIVATE|MAP_DENYWRITE, 3, 0) = 0x7fc4aeda0000 <text:line-break/>mprotect(0x7fc4aef87000, 2097152, PROT_NONE) = 0 <text:line-break/>mmap(0x7fc4af187000, 24576, PROT_READ|PROT_WRITE, MAP_PRIVATE|MAP_FIXED|MAP_DENYWRITE, 3, 0x1e7000) = 0x7fc4af187000 <text:line-break/>mmap(0x7fc4af18d000, 15072, PROT_READ|PROT_WRITE, MAP_PRIVATE|MAP_FIXED|MAP_ANONYMOUS, -1, 0) = 0x7fc4af18d000 <text:line-break/>close(3)                                = 0 <text:line-break/>access("/etc/ld.so.nohwcap", F_OK)      = -1 ENOENT (No such file or directory) <text:line-break/>openat(AT_FDCWD, "/usr/lib/x86_64-linux-gnu/libsodium.so.23", O_RDONLY|O_CLOEXEC) = 3 <text:line-break/>read(3, "\177ELF\2\1\1\0\0\0\0\0\0\0\0\0\3\0&gt;\0\1\0\0\0\340\251\0\0\0\0\0\0"..., 832) = 832 <text:line-break/>fstat(3, {st_mode=S_IFREG|0644, st_size=330440, ...}) = 0 <text:line-break/>mmap(NULL, 2425864, PROT_READ|PROT_EXEC, MAP_PRIVATE|MAP_DENYWRITE, 3, 0) = 0x7fc4aeb4f000 <text:line-break/>mprotect(0x7fc4aeb9f000, 2093056, PROT_NONE) = 0 <text:line-break/>mmap(0x7fc4aed9e000, 8192, PROT_READ|PROT_WRITE, MAP_PRIVATE|MAP_FIXED|MAP_DENYWRITE, 3, 0x4f000) = 0x7fc4aed9e000 <text:line-break/>close(3)                                = 0 <text:line-break/>access("/etc/ld.so.nohwcap", F_OK)      = -1 ENOENT (No such file or directory) <text:line-break/>openat(AT_FDCWD, "/usr/lib/x86_64-linux-gnu/libpgm-5.2.so.0", O_RDONLY|O_CLOEXEC) = 3 <text:line-break/>read(3, "\177ELF\2\1\1\0\0\0\0\0\0\0\0\0\3\0&gt;\0\1\0\0\0000;\0\0\0\0\0\0"..., 832) = 832 <text:line-break/>fstat(3, {st_mode=S_IFREG|0644, st_size=293784, ...}) = 0 <text:line-break/><text:soft-page-break/>mmap(NULL, 2406448, PROT_READ|PROT_EXEC, MAP_PRIVATE|MAP_DENYWRITE, 3, 0) = 0x7fc4ae903000 <text:line-break/>mprotect(0x7fc4ae94a000, 2093056, PROT_NONE) = 0 <text:line-break/>mmap(0x7fc4aeb49000, 8192, PROT_READ|PROT_WRITE, MAP_PRIVATE|MAP_FIXED|MAP_DENYWRITE, 3, 0x46000) = 0x7fc4aeb49000 <text:line-break/>mmap(0x7fc4aeb4b000, 14384, PROT_READ|PROT_WRITE, MAP_PRIVATE|MAP_FIXED|MAP_ANONYMOUS, -1, 0) = 0x7fc4aeb4b000 <text:line-break/>close(3)                                = 0 <text:line-break/>access("/etc/ld.so.nohwcap", F_OK)      = -1 ENOENT (No such file or directory) <text:line-break/>openat(AT_FDCWD, "/usr/lib/x86_64-linux-gnu/libnorm.so.1", O_RDONLY|O_CLOEXEC) = 3 <text:line-break/>read(3, "\177ELF\2\1\1\0\0\0\0\0\0\0\0\0\3\0&gt;\0\1\0\0\0000\374\1\0\0\0\0\0"..., 832) = 832 <text:line-break/>fstat(3, {st_mode=S_IFREG|0644, st_size=522248, ...}) = 0 <text:line-break/>mmap(NULL, 8192, PROT_READ|PROT_WRITE, MAP_PRIVATE|MAP_ANONYMOUS, -1, 0) = 0x7fc4afbcc000 <text:line-break/>mmap(NULL, 3340624, PROT_READ|PROT_EXEC, MAP_PRIVATE|MAP_DENYWRITE, 3, 0) = 0x7fc4ae5d3000 <text:line-break/>mprotect(0x7fc4ae650000, 2097152, PROT_NONE) = 0 <text:line-break/>mmap(0x7fc4ae850000, 12288, PROT_READ|PROT_WRITE, MAP_PRIVATE|MAP_FIXED|MAP_DENYWRITE, 3, 0x7d000) = 0x7fc4ae850000 <text:line-break/>mmap(0x7fc4ae853000, 719184, PROT_READ|PROT_WRITE, MAP_PRIVATE|MAP_FIXED|MAP_ANONYMOUS, -1, 0) = 0x7fc4ae853000 <text:line-break/>close(3)                                = 0 <text:line-break/>access("/etc/ld.so.nohwcap", F_OK)      = -1 ENOENT (No such file or directory) <text:line-break/>openat(AT_FDCWD, "/lib/x86_64-linux-gnu/librt.so.1", O_RDONLY|O_CLOEXEC) = 3 <text:line-break/>read(3, "\177ELF\2\1\1\0\0\0\0\0\0\0\0\0\3\0&gt;\0\1\0\0\0\0\"\0\0\0\0\0\0"..., 832) = 832 <text:line-break/>fstat(3, {st_mode=S_IFREG|0644, st_size=31680, ...}) = 0 <text:line-break/>mmap(NULL, 2128864, PROT_READ|PROT_EXEC, MAP_PRIVATE|MAP_DENYWRITE, 3, 0) = 0x7fc4ae3cb000 <text:line-break/>mprotect(0x7fc4ae3d2000, 2093056, PROT_NONE) = 0 <text:line-break/>mmap(0x7fc4ae5d1000, 8192, PROT_READ|PROT_WRITE, MAP_PRIVATE|MAP_FIXED|MAP_DENYWRITE, 3, 0x6000) = 0x7fc4ae5d1000 <text:line-break/><text:soft-page-break/>close(3)                                = 0 <text:line-break/>access("/etc/ld.so.nohwcap", F_OK)      = -1 ENOENT (No such file or directory) <text:line-break/>openat(AT_FDCWD, "/lib/x86_64-linux-gnu/libpthread.so.0", O_RDONLY|O_CLOEXEC) = 3 <text:line-break/>read(3, "\177ELF\2\1\1\0\0\0\0\0\0\0\0\0\3\0&gt;\0\1\0\0\0000b\0\0\0\0\0\0"..., 832) = 832 <text:line-break/>fstat(3, {st_mode=S_IFREG|0755, st_size=144976, ...}) = 0 <text:line-break/>mmap(NULL, 2221184, PROT_READ|PROT_EXEC, MAP_PRIVATE|MAP_DENYWRITE, 3, 0) = 0x7fc4ae1ac000 <text:line-break/>mprotect(0x7fc4ae1c6000, 2093056, PROT_NONE) = 0 <text:line-break/>mmap(0x7fc4ae3c5000, 8192, PROT_READ|PROT_WRITE, MAP_PRIVATE|MAP_FIXED|MAP_DENYWRITE, 3, 0x19000) = 0x7fc4ae3c5000 <text:line-break/>mmap(0x7fc4ae3c7000, 13440, PROT_READ|PROT_WRITE, MAP_PRIVATE|MAP_FIXED|MAP_ANONYMOUS, -1, 0) = 0x7fc4ae3c7000 <text:line-break/>close(3)                                = 0 <text:line-break/>access("/etc/ld.so.nohwcap", F_OK)      = -1 ENOENT (No such file or directory) <text:line-break/>openat(AT_FDCWD, "/lib/x86_64-linux-gnu/libm.so.6", O_RDONLY|O_CLOEXEC) = 3 <text:line-break/>read(3, "\177ELF\2\1\1\3\0\0\0\0\0\0\0\0\3\0&gt;\0\1\0\0\0\200\272\0\0\0\0\0\0"..., 832) = 832 <text:line-break/>fstat(3, {st_mode=S_IFREG|0644, st_size=1700792, ...}) = 0 <text:line-break/>mmap(NULL, 3789144, PROT_READ|PROT_EXEC, MAP_PRIVATE|MAP_DENYWRITE, 3, 0) = 0x7fc4ade0e000 <text:line-break/>mprotect(0x7fc4adfab000, 2093056, PROT_NONE) = 0 <text:line-break/>mmap(0x7fc4ae1aa000, 8192, PROT_READ|PROT_WRITE, MAP_PRIVATE|MAP_FIXED|MAP_DENYWRITE, 3, 0x19c000) = 0x7fc4ae1aa000 <text:line-break/>close(3)                                = 0 <text:line-break/>mmap(NULL, 8192, PROT_READ|PROT_WRITE, MAP_PRIVATE|MAP_ANONYMOUS, -1, 0) = 0x7fc4afbca000 <text:line-break/>mmap(NULL, 12288, PROT_READ|PROT_WRITE, MAP_PRIVATE|MAP_ANONYMOUS, -1, 0) = 0x7fc4afbc7000 <text:line-break/>arch_prctl(ARCH_SET_FS, 0x7fc4afbc7b80) = 0 <text:line-break/>mprotect(0x7fc4af187000, 16384, PROT_READ) = 0 <text:line-break/>mprotect(0x7fc4ae1aa000, 4096, PROT_READ) = 0 <text:line-break/>mprotect(0x7fc4ae3c5000, 4096, PROT_READ) = 0 <text:line-break/>mprotect(0x7fc4ae5d1000, 4096, PROT_READ) = 0 <text:line-break/>mprotect(0x7fc4af3a7000, 4096, PROT_READ) = 0 <text:line-break/><text:soft-page-break/>mmap(NULL, 8192, PROT_READ|PROT_WRITE, MAP_PRIVATE|MAP_ANONYMOUS, -1, 0) = 0x7fc4afbc5000 <text:line-break/>mprotect(0x7fc4af722000, 40960, PROT_READ) = 0 <text:line-break/>mprotect(0x7fc4ae850000, 8192, PROT_READ) = 0 <text:line-break/>mprotect(0x7fc4aeb49000, 4096, PROT_READ) = 0 <text:line-break/>mprotect(0x7fc4aed9e000, 4096, PROT_READ) = 0 <text:line-break/>mprotect(0x7fc4af9c5000, 24576, PROT_READ) = 0 <text:line-break/>mprotect(0x561502261000, 4096, PROT_READ) = 0 <text:line-break/>mprotect(0x7fc4afbf3000, 4096, PROT_READ) = 0 <text:line-break/>munmap(0x7fc4afbd0000, 139596)          = 0 <text:line-break/>set_tid_address(0x7fc4afbc7e50)         = 8781 <text:line-break/>set_robust_list(0x7fc4afbc7e60, 24)     = 0 <text:line-break/>rt_sigaction(SIGRTMIN, {sa_handler=0x7fc4ae1b1cb0, sa_mask=[], sa_flags=SA_RESTORER|SA_SIGINFO, sa_restorer=0x7fc4ae1be8a0}, NULL, 8) = 0 <text:line-break/>rt_sigaction(SIGRT_1, {sa_handler=0x7fc4ae1b1d50, sa_mask=[], sa_flags=SA_RESTORER|SA_RESTART|SA_SIGINFO, sa_restorer=0x7fc4ae1be8a0}, NULL, 8) = 0 <text:line-break/>rt_sigprocmask(SIG_UNBLOCK, [RTMIN RT_1], NULL, 8) = 0 <text:line-break/>prlimit64(0, RLIMIT_STACK, NULL, {rlim_cur=8192*1024, rlim_max=RLIM64_INFINITY}) = 0 <text:line-break/>brk(NULL)                               = 0x56150328d000 <text:line-break/>brk(0x5615032ae000)                     = 0x5615032ae000 <text:line-break/>futex(0x7fc4af72f09c, FUTEX_WAKE_PRIVATE, 2147483647) = 0 <text:line-break/>futex(0x7fc4af72f0a8, FUTEX_WAKE_PRIVATE, 2147483647) = 0 <text:line-break/>openat(AT_FDCWD, "/sys/devices/system/cpu/online", O_RDONLY|O_CLOEXEC) = 3 <text:line-break/>read(3, "0-7\n", 8192)                  = 4 <text:line-break/>close(3)                                = 0 <text:line-break/>openat(AT_FDCWD, "/sys/devices/system/cpu", O_RDONLY|O_NONBLOCK|O_CLOEXEC|O_DIRECTORY) = 3 <text:line-break/>fstat(3, {st_mode=S_IFDIR|0755, st_size=0, ...}) = 0 <text:line-break/>getdents(3, /* 26 entries */, 32768)    = 752 <text:line-break/>getdents(3, /* 0 entries */, 32768)     = 0 <text:line-break/>close(3)                                = 0 <text:line-break/>getpid()                                = 8781 <text:line-break/>sched_getaffinity(8781, 128, [0, 1, 2, 3, 4, 5, 6, 7]) = 8 <text:line-break/>openat(AT_FDCWD, "/etc/nsswitch.conf", O_RDONLY|O_CLOEXEC) = 3 <text:line-break/>fstat(3, {st_mode=S_IFREG|0644, st_size=556, ...}) = 0 <text:line-break/>read(3, "# /etc/nsswitch.conf\n#\n# Example"..., 4096) = <text:soft-page-break/>556 <text:line-break/>read(3, "", 4096)                       = 0 <text:line-break/>close(3)                                = 0 <text:line-break/>openat(AT_FDCWD, "/etc/ld.so.cache", O_RDONLY|O_CLOEXEC) = 3 <text:line-break/>fstat(3, {st_mode=S_IFREG|0644, st_size=139596, ...}) = 0 <text:line-break/>mmap(NULL, 139596, PROT_READ, MAP_PRIVATE, 3, 0) = 0x7fc4afbd0000 <text:line-break/>close(3)                                = 0 <text:line-break/>access("/etc/ld.so.nohwcap", F_OK)      = -1 ENOENT (No such file or directory) <text:line-break/>openat(AT_FDCWD, "/lib/x86_64-linux-gnu/tls/haswell/x86_64/libnss_db.so.2", O_RDONLY|O_CLOEXEC) = -1 ENOENT (No such file or directory) <text:line-break/>stat("/lib/x86_64-linux-gnu/tls/haswell/x86_64", 0x7ffdd4916940) = -1 ENOENT (No such file or directory) <text:line-break/>openat(AT_FDCWD, "/lib/x86_64-linux-gnu/tls/haswell/libnss_db.so.2", O_RDONLY|O_CLOEXEC) = -1 ENOENT (No such file or directory) <text:line-break/>stat("/lib/x86_64-linux-gnu/tls/haswell", 0x7ffdd4916940) = -1 ENOENT (No such file or directory) <text:line-break/>openat(AT_FDCWD, "/lib/x86_64-linux-gnu/tls/x86_64/libnss_db.so.2", O_RDONLY|O_CLOEXEC) = -1 ENOENT (No such file or directory) <text:line-break/>stat("/lib/x86_64-linux-gnu/tls/x86_64", 0x7ffdd4916940) = -1 ENOENT (No such file or directory) <text:line-break/>openat(AT_FDCWD, "/lib/x86_64-linux-gnu/tls/libnss_db.so.2", O_RDONLY|O_CLOEXEC) = -1 ENOENT (No such file or directory) <text:line-break/>stat("/lib/x86_64-linux-gnu/tls", 0x7ffdd4916940) = -1 ENOENT (No such file or directory) <text:line-break/>openat(AT_FDCWD, "/lib/x86_64-linux-gnu/haswell/x86_64/libnss_db.so.2", O_RDONLY|O_CLOEXEC) = -1 ENOENT (No such file or directory) <text:line-break/>stat("/lib/x86_64-linux-gnu/haswell/x86_64", 0x7ffdd4916940) = -1 ENOENT (No such file or directory) <text:line-break/>openat(AT_FDCWD, "/lib/x86_64-linux-gnu/haswell/libnss_db.so.2", O_RDONLY|O_CLOEXEC) = -1 ENOENT (No such file or directory) <text:line-break/><text:soft-page-break/>stat("/lib/x86_64-linux-gnu/haswell", 0x7ffdd4916940) = -1 ENOENT (No such file or directory) <text:line-break/>openat(AT_FDCWD, "/lib/x86_64-linux-gnu/x86_64/libnss_db.so.2", O_RDONLY|O_CLOEXEC) = -1 ENOENT (No such file or directory) <text:line-break/>stat("/lib/x86_64-linux-gnu/x86_64", 0x7ffdd4916940) = -1 ENOENT (No such file or directory) <text:line-break/>openat(AT_FDCWD, "/lib/x86_64-linux-gnu/libnss_db.so.2", O_RDONLY|O_CLOEXEC) = -1 ENOENT (No such file or directory) <text:line-break/>stat("/lib/x86_64-linux-gnu", {st_mode=S_IFDIR|0755, st_size=12288, ...}) = 0 <text:line-break/>openat(AT_FDCWD, "/usr/lib/x86_64-linux-gnu/tls/haswell/x86_64/libnss_db.so.2", O_RDONLY|O_CLOEXEC) = -1 ENOENT (No such file or directory) <text:line-break/>stat("/usr/lib/x86_64-linux-gnu/tls/haswell/x86_64", 0x7ffdd4916940) = -1 ENOENT (No such file or directory) <text:line-break/>openat(AT_FDCWD, "/usr/lib/x86_64-linux-gnu/tls/haswell/libnss_db.so.2", O_RDONLY|O_CLOEXEC) = -1 ENOENT (No such file or directory) <text:line-break/>stat("/usr/lib/x86_64-linux-gnu/tls/haswell", 0x7ffdd4916940) = -1 ENOENT (No such file or directory) <text:line-break/>openat(AT_FDCWD, "/usr/lib/x86_64-linux-gnu/tls/x86_64/libnss_db.so.2", O_RDONLY|O_CLOEXEC) = -1 ENOENT (No such file or directory) <text:line-break/>stat("/usr/lib/x86_64-linux-gnu/tls/x86_64", 0x7ffdd4916940) = -1 ENOENT (No such file or directory) <text:line-break/>openat(AT_FDCWD, "/usr/lib/x86_64-linux-gnu/tls/libnss_db.so.2", O_RDONLY|O_CLOEXEC) = -1 ENOENT (No such file or directory) <text:line-break/>stat("/usr/lib/x86_64-linux-gnu/tls", 0x7ffdd4916940) = -1 ENOENT (No such file or directory) <text:line-break/>openat(AT_FDCWD, "/usr/lib/x86_64-linux-gnu/haswell/x86_64/libnss_db.so.2", O_RDONLY|O_CLOEXEC) = -1 ENOENT (No such file or directory) <text:line-break/>stat("/usr/lib/x86_64-linux-gnu/haswell/x86_64", 0x7ffdd4916940) = -1 ENOENT (No such file or directory) <text:line-break/>openat(AT_FDCWD, "/usr/lib/x86_64-linux-gnu/haswell/libnss_db.so.2", O_RDONLY|O_CLOEXEC) = -1 ENOENT (No such file or <text:soft-page-break/>directory) <text:line-break/>stat("/usr/lib/x86_64-linux-gnu/haswell", 0x7ffdd4916940) = -1 ENOENT (No such file or directory) <text:line-break/>openat(AT_FDCWD, "/usr/lib/x86_64-linux-gnu/x86_64/libnss_db.so.2", O_RDONLY|O_CLOEXEC) = -1 ENOENT (No such file or directory) <text:line-break/>stat("/usr/lib/x86_64-linux-gnu/x86_64", 0x7ffdd4916940) = -1 ENOENT (No such file or directory) <text:line-break/>openat(AT_FDCWD, "/usr/lib/x86_64-linux-gnu/libnss_db.so.2", O_RDONLY|O_CLOEXEC) = -1 ENOENT (No such file or directory) <text:line-break/>stat("/usr/lib/x86_64-linux-gnu", {st_mode=S_IFDIR|0755, st_size=131072, ...}) = 0 <text:line-break/>openat(AT_FDCWD, "/lib/tls/haswell/x86_64/libnss_db.so.2", O_RDONLY|O_CLOEXEC) = -1 ENOENT (No such file or directory) <text:line-break/>stat("/lib/tls/haswell/x86_64", 0x7ffdd4916940) = -1 ENOENT (No such file or directory) <text:line-break/>openat(AT_FDCWD, "/lib/tls/haswell/libnss_db.so.2", O_RDONLY|O_CLOEXEC) = -1 ENOENT (No such file or directory) <text:line-break/>stat("/lib/tls/haswell", 0x7ffdd4916940) = -1 ENOENT (No such file or directory) <text:line-break/>openat(AT_FDCWD, "/lib/tls/x86_64/libnss_db.so.2", O_RDONLY|O_CLOEXEC) = -1 ENOENT (No such file or directory) <text:line-break/>stat("/lib/tls/x86_64", 0x7ffdd4916940) = -1 ENOENT (No such file or directory) <text:line-break/>openat(AT_FDCWD, "/lib/tls/libnss_db.so.2", O_RDONLY|O_CLOEXEC) = -1 ENOENT (No such file or directory) <text:line-break/>stat("/lib/tls", 0x7ffdd4916940)        = -1 ENOENT (No such file or directory) <text:line-break/>openat(AT_FDCWD, "/lib/haswell/x86_64/libnss_db.so.2", O_RDONLY|O_CLOEXEC) = -1 ENOENT (No such file or directory) <text:line-break/>stat("/lib/haswell/x86_64", 0x7ffdd4916940) = -1 ENOENT (No such file or directory) <text:line-break/>openat(AT_FDCWD, "/lib/haswell/libnss_db.so.2", O_RDONLY|O_CLOEXEC) = -1 ENOENT (No such file or directory) <text:line-break/>stat("/lib/haswell", 0x7ffdd4916940)    = -1 ENOENT (No such file or directory) <text:line-break/>openat(AT_FDCWD, "/lib/x86_64/libnss_db.so.2", O_RDONLY|O_CLOEXEC) = -1 ENOENT (No such file or directory) <text:line-break/><text:soft-page-break/>stat("/lib/x86_64", 0x7ffdd4916940)     = -1 ENOENT (No such file or directory) <text:line-break/>openat(AT_FDCWD, "/lib/libnss_db.so.2", O_RDONLY|O_CLOEXEC) = -1 ENOENT (No such file or directory) <text:line-break/>stat("/lib", {st_mode=S_IFDIR|0755, st_size=4096, ...}) = 0 <text:line-break/>openat(AT_FDCWD, "/usr/lib/tls/haswell/x86_64/libnss_db.so.2", O_RDONLY|O_CLOEXEC) = -1 ENOENT (No such file or directory) <text:line-break/>stat("/usr/lib/tls/haswell/x86_64", 0x7ffdd4916940) = -1 ENOENT (No such file or directory) <text:line-break/>openat(AT_FDCWD, "/usr/lib/tls/haswell/libnss_db.so.2", O_RDONLY|O_CLOEXEC) = -1 ENOENT (No such file or directory) <text:line-break/>stat("/usr/lib/tls/haswell", 0x7ffdd4916940) = -1 ENOENT (No such file or directory) <text:line-break/>openat(AT_FDCWD, "/usr/lib/tls/x86_64/libnss_db.so.2", O_RDONLY|O_CLOEXEC) = -1 ENOENT (No such file or directory) <text:line-break/>stat("/usr/lib/tls/x86_64", 0x7ffdd4916940) = -1 ENOENT (No such file or directory) <text:line-break/>openat(AT_FDCWD, "/usr/lib/tls/libnss_db.so.2", O_RDONLY|O_CLOEXEC) = -1 ENOENT (No such file or directory) <text:line-break/>stat("/usr/lib/tls", 0x7ffdd4916940)    = -1 ENOENT (No such file or directory) <text:line-break/>openat(AT_FDCWD, "/usr/lib/haswell/x86_64/libnss_db.so.2", O_RDONLY|O_CLOEXEC) = -1 ENOENT (No such file or directory) <text:line-break/>stat("/usr/lib/haswell/x86_64", 0x7ffdd4916940) = -1 ENOENT (No such file or directory) <text:line-break/>openat(AT_FDCWD, "/usr/lib/haswell/libnss_db.so.2", O_RDONLY|O_CLOEXEC) = -1 ENOENT (No such file or directory) <text:line-break/>stat("/usr/lib/haswell", 0x7ffdd4916940) = -1 ENOENT (No such file or directory) <text:line-break/>openat(AT_FDCWD, "/usr/lib/x86_64/libnss_db.so.2", O_RDONLY|O_CLOEXEC) = -1 ENOENT (No such file or directory) <text:line-break/>stat("/usr/lib/x86_64", 0x7ffdd4916940) = -1 ENOENT (No such file or directory) <text:line-break/>openat(AT_FDCWD, "/usr/lib/libnss_db.so.2", O_RDONLY|O_CLOEXEC) = -1 ENOENT (No such file or directory) <text:line-break/>stat("/usr/lib", {st_mode=S_IFDIR|0755, st_size=12288, ...}) = 0 <text:line-break/><text:soft-page-break/>munmap(0x7fc4afbd0000, 139596)          = 0 <text:line-break/>openat(AT_FDCWD, "/etc/ld.so.cache", O_RDONLY|O_CLOEXEC) = 3 <text:line-break/>fstat(3, {st_mode=S_IFREG|0644, st_size=139596, ...}) = 0 <text:line-break/>mmap(NULL, 139596, PROT_READ, MAP_PRIVATE, 3, 0) = 0x7fc4afbd0000 <text:line-break/>close(3)                                = 0 <text:line-break/>access("/etc/ld.so.nohwcap", F_OK)      = -1 ENOENT (No such file or directory) <text:line-break/>openat(AT_FDCWD, "/lib/x86_64-linux-gnu/libnss_files.so.2", O_RDONLY|O_CLOEXEC) = 3 <text:line-break/>read(3, "\177ELF\2\1\1\0\0\0\0\0\0\0\0\0\3\0&gt;\0\1\0\0\0P#\0\0\0\0\0\0"..., 832) = 832 <text:line-break/>fstat(3, {st_mode=S_IFREG|0644, st_size=47568, ...}) = 0 <text:line-break/>mmap(NULL, 2168632, PROT_READ|PROT_EXEC, MAP_PRIVATE|MAP_DENYWRITE, 3, 0) = 0x7fc4adbfc000 <text:line-break/>mprotect(0x7fc4adc07000, 2093056, PROT_NONE) = 0 <text:line-break/>mmap(0x7fc4ade06000, 8192, PROT_READ|PROT_WRITE, MAP_PRIVATE|MAP_FIXED|MAP_DENYWRITE, 3, 0xa000) = 0x7fc4ade06000 <text:line-break/>mmap(0x7fc4ade08000, 22328, PROT_READ|PROT_WRITE, MAP_PRIVATE|MAP_FIXED|MAP_ANONYMOUS, -1, 0) = 0x7fc4ade08000 <text:line-break/>close(3)                                = 0 <text:line-break/>mprotect(0x7fc4ade06000, 4096, PROT_READ) = 0 <text:line-break/>munmap(0x7fc4afbd0000, 139596)          = 0 <text:line-break/>openat(AT_FDCWD, "/etc/protocols", O_RDONLY|O_CLOEXEC) = 3 <text:line-break/>fstat(3, {st_mode=S_IFREG|0644, st_size=2932, ...}) = 0 <text:line-break/>read(3, "# Internet (IP) protocols\n#\n# Up"..., 4096) = 2932 <text:line-break/>read(3, "", 4096)                       = 0 <text:line-break/>close(3)                                = 0 <text:line-break/>eventfd2(0, EFD_CLOEXEC)                = 3 <text:line-break/>fcntl(3, F_GETFL)                       = 0x2 (flags O_RDWR) <text:line-break/>fcntl(3, F_SETFL, O_RDWR|O_NONBLOCK)    = 0 <text:line-break/>fcntl(3, F_GETFL)                       = 0x802 (flags O_RDWR|O_NONBLOCK) <text:line-break/>fcntl(3, F_SETFL, O_RDWR|O_NONBLOCK)    = 0 <text:line-break/>getrandom("\xbf\xcb\x19\xed\x4a\x1e\x28\x5c\x93\x27\x47\xd8\x9c\xc6\xc4\xf5", 16, 0) = 16 <text:line-break/><text:soft-page-break/>getrandom("\x40\x38\x37\x78\xe8\x87\x80\xd2\x86\x08\xd3\x47\x58\xb8\xb6\x8f", 16, 0) = 16 <text:line-break/>eventfd2(0, EFD_CLOEXEC)                = 4 <text:line-break/>fcntl(4, F_GETFL)                       = 0x2 (flags O_RDWR) <text:line-break/>fcntl(4, F_SETFL, O_RDWR|O_NONBLOCK)    = 0 <text:line-break/>fcntl(4, F_GETFL)                       = 0x802 (flags O_RDWR|O_NONBLOCK) <text:line-break/>fcntl(4, F_SETFL, O_RDWR|O_NONBLOCK)    = 0 <text:line-break/>epoll_create1(EPOLL_CLOEXEC)            = 5 <text:line-break/>epoll_ctl(5, EPOLL_CTL_ADD, 4, {0, {u32=53082144, u64=94648247384096}}) = 0 <text:line-break/>epoll_ctl(5, EPOLL_CTL_MOD, 4, {EPOLLIN, {u32=53082144, u64=94648247384096}}) = 0 <text:line-break/>mmap(NULL, 8392704, PROT_NONE, MAP_PRIVATE|MAP_ANONYMOUS|MAP_STACK, -1, 0) = 0x7fc4ad3fb000 <text:line-break/>mprotect(0x7fc4ad3fc000, 8388608, PROT_READ|PROT_WRITE) = 0 <text:line-break/>clone(child_stack=0x7fc4adbfab70, flags=CLONE_VM|CLONE_FS|CLONE_FILES|CLONE_SIGHAND|CLONE_THREAD|CLONE_SYSVSEM|CLONE_SETTLS|CLONE_PARENT_SETTID|CLONE_CHILD_CLEARTID, parent_tidptr=0x7fc4adbfb9d0, tls=0x7fc4adbf<text:line-break/>b700, child_tidptr=0x7fc4adbfb9d0) = 8782 <text:line-break/>openat(AT_FDCWD, "/proc/self/task/8782/comm", O_RDWR) = 6 <text:line-break/>write(6, "ZMQbg/0", 7)                  = 7 <text:line-break/>close(6)                                = 0 <text:line-break/>eventfd2(0, EFD_CLOEXEC)                = 6 <text:line-break/>fcntl(6, F_GETFL)                       = 0x2 (flags O_RDWR) <text:line-break/>fcntl(6, F_SETFL, O_RDWR|O_NONBLOCK)    = 0 <text:line-break/>fcntl(6, F_GETFL)                       = 0x802 (flags O_RDWR|O_NONBLOCK) <text:line-break/>fcntl(6, F_SETFL, O_RDWR|O_NONBLOCK)    = 0 <text:line-break/>epoll_create1(EPOLL_CLOEXEC)            = 7 <text:line-break/>epoll_ctl(7, EPOLL_CTL_ADD, 6, {0, {u32=53097584, u64=94648247399536}}) = 0 <text:line-break/>epoll_ctl(7, EPOLL_CTL_MOD, 6, {EPOLLIN, {u32=53097584, u64=94648247399536}}) = 0 <text:line-break/>mmap(NULL, 8392704, PROT_NONE, MAP_PRIVATE|MAP_ANONYMOUS|MAP_STACK, -1, 0) = 0x7fc4acbfa000 <text:line-break/>mprotect(0x7fc4acbfb000, 8388608, PROT_READ|PROT_WRITE) = 0 <text:line-break/><text:soft-page-break/>clone(child_stack=0x7fc4ad3f9b70, flags=CLONE_VM|CLONE_FS|CLONE_FILES|CLONE_SIGHAND|CLONE_THREAD|CLONE_SYSVSEM|CLONE_SETTLS|CLONE_PARENT_SETTID|CLONE_CHILD_CLEARTID, parent_tidptr=0x7fc4ad3fa9d0, tls=0x7fc4ad3f<text:line-break/>a700, child_tidptr=0x7fc4ad3fa9d0) = 8783 <text:line-break/>openat(AT_FDCWD, "/proc/self/task/8783/comm", O_RDWR) = 8 <text:line-break/>write(8, "ZMQbg/1", 7)                  = 7 <text:line-break/>close(8)                                = 0 <text:line-break/>eventfd2(0, EFD_CLOEXEC)                = 8 <text:line-break/>fcntl(8, F_GETFL)                       = 0x2 (flags O_RDWR) <text:line-break/>fcntl(8, F_SETFL, O_RDWR|O_NONBLOCK)    = 0 <text:line-break/>fcntl(8, F_GETFL)                       = 0x802 (flags O_RDWR|O_NONBLOCK) <text:line-break/>fcntl(8, F_SETFL, O_RDWR|O_NONBLOCK)    = 0 <text:line-break/>poll([{fd=8, events=POLLIN}], 1, 0)     = 0 (Timeout) <text:line-break/>socket(AF_NETLINK, SOCK_RAW|SOCK_CLOEXEC, NETLINK_ROUTE) = 9 <text:line-break/>bind(9, {sa_family=AF_NETLINK, nl_pid=0, nl_groups=00000000}, 12) = 0 <text:line-break/>getsockname(9, {sa_family=AF_NETLINK, nl_pid=8781, nl_groups=00000000}, [12]) = 0 <text:line-break/>sendto(9, {{len=20, type=RTM_GETLINK, flags=NLM_F_REQUEST|NLM_F_DUMP, seq=1603290030, pid=0}, {ifi_family=AF_UNSPEC, ...}}, 20, 0, {sa_family=AF_NETLINK, nl_pid=0, nl_groups=00000000}, 12) = 20 <text:line-break/>recvmsg(9, {msg_name={sa_family=AF_NETLINK, nl_pid=0, nl_groups=00000000}, msg_namelen=12, msg_iov=[{iov_base=[{{len=1316, type=RTM_NEWLINK, flags=NLM_F_MULTI, seq=1603290030, pid=8781}, {ifi_family=AF_UNSPEC, <text:line-break/>ifi_type=ARPHRD_LOOPBACK, ifi_index=if_nametoindex("lo"), ifi_flags=IFF_UP|IFF_LOOPBACK|IFF_RUNNING|0x10000, ifi_change=0}, [{{nla_len=7, nla_type=IFLA_IFNAME}, "lo"}, {{nla_len=8, nla_type=IFLA_TXQLEN}, 1000},<text:line-break/>{{nla_len=5, nla_type=IFLA_OPERSTATE}, 0}, {{nla_len=5, nla_type=IFLA_LINKMODE}, 0}, {{nla_len=8, nla_type=IFLA_MTU}, 65536}, {{nla_len=8, nla_type=0x32 /* IFLA_??? */}, "\x00\x00\x00\x00"}, {{nla_len=8, nla_t<text:line-break/>ype=0x33 /* IFLA_??? */}, "\x00\x00\x00\x00"}, {{nla_len=8, nla_type=IFLA_GROUP}, 0}, {{nla_len=8, <text:soft-page-break/>nla_type=IFLA_PROMISCUITY}, 0}, {{nla_len=8, nla_type=IFLA_NUM_TX_QUEUES}, 1}, {{nla_len=8, nla_type=IFLA_GSO_M<text:line-break/>AX_SEGS}, 65535}, {{nla_len=8, nla_type=IFLA_GSO_MAX_SIZE}, 65536}, {{nla_len=8, nla_type=IFLA_NUM_RX_QUEUES}, 1}, {{nla_len=5, nla_type=IFLA_CARRIER}, 1}, {{nla_len=12, nla_type=IFLA_QDISC}, "noqueue"}, {{nla_<text:line-break/>len=8, nla_type=IFLA_CARRIER_CHANGES}, 0}, {{nla_len=5, nla_type=IFLA_PROTO_DOWN}, 0}, {{nla_len=8, nla_type=0x2f /* IFLA_??? */}, "\x00\x00\x00\x00"}, {{nla_len=8, nla_type=0x30 /* IFLA_??? */}, "\x00\x00\x00\<text:line-break/>x00"}, {{nla_len=36, nla_type=IFLA_MAP}, {mem_start=0, mem_end=0, base_addr=0, irq=0, dma=0, port=0}}, {{nla_len=10, nla_type=IFLA_ADDRESS}, "\x00\x00\x00\x00\x00\x00"}, {{nla_len=10, nla_type=IFLA_BROADCAST}, <text:line-break/>"\x00\x00\x00\x00\x00\x00"}, {{nla_len=196, nla_type=IFLA_STATS64}, {rx_packets=69331, tx_packets=69331, rx_bytes=7016347, tx_bytes=7016347, rx_errors=0, tx_errors=0, rx_dropped=0, tx_dropped=0, multicast=0, co<text:line-break/>llisions=0, rx_length_errors=0, rx_over_errors=0, rx_crc_errors=0, rx_frame_errors=0, rx_fifo_errors=0, rx_missed_errors=0, tx_aborted_errors=0, tx_carrier_errors=0, tx_fifo_errors=0, tx_heartbeat_errors=0, tx_<text:line-break/>window_errors=0, rx_compressed=0, tx_compressed=0, rx_nohandler=0}}, {{nla_len=100, nla_type=IFLA_STATS}, {rx_packets=69331, tx_packets=69331, rx_bytes=7016347, tx_bytes=7016347, rx_errors=0, tx_errors=0, rx_dr<text:line-break/>opped=0, tx_dropped=0, multicast=0, collisions=0, rx_length_errors=0, rx_over_errors=0, rx_crc_errors=0, rx_frame_errors=0, rx_fifo_errors=0, rx_missed_errors=0, tx_aborted_errors=0, tx_carrier_errors=0, tx_fif<text:line-break/>o_errors=0, tx_heartbeat_errors=0, tx_window_errors=0, rx_compressed=0, tx_compressed=0, rx_nohandler=0}}, {{nla_len=12, nla_type=IFLA_XDP}, {{nla_len=5, nla_type=IFLA_XDP_ATTACHED}, 0}}, {{nla_len=760, nla_typ<text:line-break/>e=IFLA_AF_SPEC}, "\x88\x00\x02\x00\x84\x00\x01\x00\x00\x00\x00\x00\x00\x00\x00\x00\x00\x00\x00\x00\x01\x00\x00\x00\x01\x00\x00\x00\x01\x00\x00\x00"...}]}, {{len=1324, type=RTM_NEWLINK, flags=NLM_F_MULTI, seq=16<text:line-break/>03290030, pid=8781}, {ifi_family=AF_UNSPEC, ifi_type=ARPHRD_ETHER, <text:soft-page-break/>ifi_index=if_nametoindex("wlp0s20f3"), ifi_flags=IFF_UP|IFF_BROADCAST|IFF_RUNNING|IFF_MULTICAST|0x10000, ifi_change=0}, [{{nla_len=14, nla_type<text:line-break/>=IFLA_IFNAME}, "wlp0s20f3"}, {{nla_len=8, nla_type=IFLA_TXQLEN}, 1000}, {{nla_len=5, nla_type=IFLA_OPERSTATE}, 6}, {{nla_len=5, nla_type=IFLA_LINKMODE}, 1}, {{nla_len=8, nla_type=IFLA_MTU}, 1500}, {{nla_len=8, <text:line-break/>nla_type=0x32 /* IFLA_??? */}, "\x00\x01\x00\x00"}, {{nla_len=8, nla_type=0x33 /* IFLA_??? */}, "\x00\x09\x00\x00"}, {{nla_len=8, nla_type=IFLA_GROUP}, 0}, {{nla_len=8, nla_type=IFLA_PROMISCUITY}, 0}, {{nla_len<text:line-break/>=8, nla_type=IFLA_NUM_TX_QUEUES}, 1}, {{nla_len=8, nla_type=IFLA_GSO_MAX_SEGS}, 65535}, {{nla_len=8, nla_type=IFLA_GSO_MAX_SIZE}, 65536}, {{nla_len=8, nla_type=IFLA_NUM_RX_QUEUES}, 1}, {{nla_len=5, nla_type=IFL<text:line-break/>A_CARRIER}, 1}, {{nla_len=12, nla_type=IFLA_QDISC}, "noqueue"}, {{nla_len=8, nla_type=IFLA_CARRIER_CHANGES}, 46}, {{nla_len=5, nla_type=IFLA_PROTO_DOWN}, 0}, {{nla_len=8, nla_type=0x2f /* IFLA_??? */}, "\x17\x0<text:line-break/>0\x00\x00"}, {{nla_len=8, nla_type=0x30 /* IFLA_??? */}, "\x17\x00\x00\x00"}, {{nla_len=36, nla_type=IFLA_MAP}, {mem_start=0, mem_end=0, base_addr=0, irq=0, dma=0, port=0}}, {{nla_len=10, nla_type=IFLA_ADDRESS}<text:line-break/>, "\x3c\xf0\x11\x86\x47\x5a"}, {{nla_len=10, nla_type=IFLA_BROADCAST}, "\xff\xff\xff\xff\xff\xff"}, {{nla_len=196, nla_type=IFLA_STATS64}, {rx_packets=901335, tx_packets=501919, rx_bytes=1050626965, tx_bytes=76<text:line-break/>352231, rx_errors=0, tx_errors=0, rx_dropped=0, tx_dropped=0, multicast=0, collisions=0, rx_length_errors=0, rx_over_errors=0, rx_crc_errors=0, rx_frame_errors=0, rx_fifo_errors=0, rx_missed_errors=0, tx_aborte<text:line-break/>d_errors=0, tx_carrier_errors=0, tx_fifo_errors=0, tx_heartbeat_errors=0, tx_window_errors=0, rx_compressed=0, tx_compressed=0, rx_nohandler=0}}, {{nla_len=100, nla_type=IFLA_STATS}, {rx_packets=901335, tx_pack<text:line-break/>ets=501919, rx_bytes=1050626965, tx_bytes=76352231, rx_errors=0, tx_errors=0, rx_dropped=0, tx_dropped=0, multicast=0, collisions=0, rx_length_errors=0, rx_over_errors=0, rx_crc_errors=0, rx_frame_errors=0, rx_<text:line-break/><text:soft-page-break/>fifo_errors=0, rx_missed_errors=0, tx_aborted_errors=0, tx_carrier_errors=0, tx_fifo_errors=0, tx_heartbeat_errors=0, tx_window_errors=0, rx_compressed=0, tx_compressed=0, rx_nohandler=0}}, {{nla_len=12, nla_ty<text:line-break/>pe=IFLA_XDP}, {{nla_len=5, nla_type=IFLA_XDP_ATTACHED}, 0}}, {{nla_len=760, nla_type=IFLA_AF_SPEC}, "\x88\x00\x02\x00\x84\x00\x01\x00\x00\x00\x00\x00\x00\x00\x00\x00\x00\x00\x00\x00\x01\x00\x00\x00\x01\x00\x00\<text:line-break/>x00\x01\x00\x00\x00"...}]}], iov_len=4096}], msg_iovlen=1, msg_controllen=0, msg_flags=0}, 0) = 2640 <text:line-break/>recvmsg(9, {msg_name={sa_family=AF_NETLINK, nl_pid=0, nl_groups=00000000}, msg_namelen=12, msg_iov=[{iov_base={{len=20, type=NLMSG_DONE, flags=NLM_F_MULTI, seq=1603290030, pid=8781}, 0}, iov_len=4096}], msg_iov<text:line-break/>len=1, msg_controllen=0, msg_flags=0}, 0) = 20 <text:line-break/>sendto(9, {{len=20, type=RTM_GETADDR, flags=NLM_F_REQUEST|NLM_F_DUMP, seq=1603290031, pid=0}, {ifa_family=AF_UNSPEC, ...}}, 20, 0, {sa_family=AF_NETLINK, nl_pid=0, nl_groups=00000000}, 12) = 20 <text:line-break/>recvmsg(9, {msg_name={sa_family=AF_NETLINK, nl_pid=0, nl_groups=00000000}, msg_namelen=12, msg_iov=[{iov_base=[{{len=76, type=RTM_NEWADDR, flags=NLM_F_MULTI, seq=1603290031, pid=8781}, {ifa_family=AF_INET, ifa_<text:line-break/>prefixlen=8, ifa_flags=IFA_F_PERMANENT, ifa_scope=RT_SCOPE_HOST, ifa_index=if_nametoindex("lo")}, [{{nla_len=8, nla_type=IFA_ADDRESS}, 127.0.0.1}, {{nla_len=8, nla_type=IFA_LOCAL}, 127.0.0.1}, {{nla_len=7, nla_<text:line-break/>type=IFA_LABEL}, "lo"}, {{nla_len=8, nla_type=IFA_FLAGS}, IFA_F_PERMANENT}, {{nla_len=20, nla_type=IFA_CACHEINFO}, {ifa_prefered=4294967295, ifa_valid=4294967295, cstamp=476, tstamp=476}}]}, {{len=92, type=RTM_<text:line-break/>NEWADDR, flags=NLM_F_MULTI, seq=1603290031, pid=8781}, {ifa_family=AF_INET, ifa_prefixlen=16, ifa_flags=0, ifa_scope=RT_SCOPE_UNIVERSE, ifa_index=if_nametoindex("wlp0s20f3")}, [{{nla_len=8, nla_type=IFA_ADDRESS<text:line-break/>}, 172.31.101.217}, {{nla_len=8, nla_type=IFA_LOCAL}, 172.31.101.217}, {{nla_len=8, nla_type=IFA_BROADCAST}, 172.31.255.255}, {{nla_len=14, nla_type=IFA_LABEL}, <text:soft-page-break/>"wlp0s20f3"}, {{nla_len=8, nla_type=IFA_FLAGS}, I<text:line-break/>FA_F_NOPREFIXROUTE}, {{nla_len=20, nla_type=IFA_CACHEINFO}, {ifa_prefered=14049, ifa_valid=14049, cstamp=7736, tstamp=1282450}}]}], iov_len=4096}], msg_iovlen=1, msg_controllen=0, msg_flags=0}, 0) = 168 <text:line-break/>recvmsg(9, {msg_name={sa_family=AF_NETLINK, nl_pid=0, nl_groups=00000000}, msg_namelen=12, msg_iov=[{iov_base=[{{len=72, type=RTM_NEWADDR, flags=NLM_F_MULTI, seq=1603290031, pid=8781}, {ifa_family=AF_INET6, ifa<text:line-break/>_prefixlen=128, ifa_flags=IFA_F_PERMANENT, ifa_scope=RT_SCOPE_HOST, ifa_index=if_nametoindex("lo")}, [{{nla_len=20, nla_type=IFA_ADDRESS}, ::1}, {{nla_len=20, nla_type=IFA_CACHEINFO}, {ifa_prefered=4294967295, <text:line-break/>ifa_valid=4294967295, cstamp=476, tstamp=476}}, {{nla_len=8, nla_type=IFA_FLAGS}, IFA_F_PERMANENT}]}, {{len=72, type=RTM_NEWADDR, flags=NLM_F_MULTI, seq=1603290031, pid=8781}, {ifa_family=AF_INET6, ifa_prefixle<text:line-break/>n=64, ifa_flags=IFA_F_PERMANENT, ifa_scope=RT_SCOPE_LINK, ifa_index=if_nametoindex("wlp0s20f3")}, [{{nla_len=20, nla_type=IFA_ADDRESS}, fe80::16c8:1398:c79b:b183}, {{nla_len=20, nla_type=IFA_CACHEINFO}, {ifa_pr<text:line-break/>efered=4294967295, ifa_valid=4294967295, cstamp=7630, tstamp=7747}}, {{nla_len=8, nla_type=IFA_FLAGS}, IFA_F_PERMANENT|IFA_F_NOPREFIXROUTE}]}], iov_len=4096}], msg_iovlen=1, msg_controllen=0, msg_flags=0}, 0) =<text:line-break/>144 <text:line-break/>recvmsg(9, {msg_name={sa_family=AF_NETLINK, nl_pid=0, nl_groups=00000000}, msg_namelen=12, msg_iov=[{iov_base={{len=20, type=NLMSG_DONE, flags=NLM_F_MULTI, seq=1603290031, pid=8781}, 0}, iov_len=4096}], msg_iov<text:line-break/>len=1, msg_controllen=0, msg_flags=0}, 0) = 20 <text:line-break/>close(9)                                = 0 <text:line-break/>socket(AF_INET, SOCK_STREAM|SOCK_CLOEXEC, IPPROTO_TCP) = 9 <text:line-break/>setsockopt(9, SOL_SOCKET, SO_REUSEADDR, [1], 4) = 0 <text:line-break/>bind(9, {sa_family=AF_INET, sin_port=htons(30000), sin_addr=inet_addr("127.0.0.1")}, 16) = 0 <text:line-break/>listen(9, 100)                          = 0 <text:line-break/>getsockname(9, {sa_family=AF_INET, sin_port=htons(30000), sin_addr=inet_addr("127.0.0.1")}, [128-&gt;16]) = 0 <text:line-break/><text:soft-page-break/>write(6, "\1\0\0\0\0\0\0\0", 8)         = 8 <text:line-break/>write(8, "\1\0\0\0\0\0\0\0", 8)         = 8 <text:line-break/>fstat(1, {st_mode=S_IFCHR|0600, st_rdev=makedev(136, 1), ...}) = 0 <text:line-break/>write(1, "30000\n", 630000 <text:line-break/>)                  = 6 <text:line-break/>fstat(0, {st_mode=S_IFCHR|0600, st_rdev=makedev(136, 1), ...}) = 0 <text:line-break/>read(0, create 2 3 <text:line-break/>"create 2 3\n", 1024)           = 11 <text:line-break/>clone(child_stack=NULL, flags=CLONE_CHILD_CLEARTID|CLONE_CHILD_SETTID|SIGCHLD, child_tidptr=0x7fc4afbc7e50) = 8802 <text:line-break/>poll([{fd=8, events=POLLIN}], 1, 0)     = 1 ([{fd=8, revents=POLLIN}]) <text:line-break/>read(8, "\1\0\0\0\0\0\0\0", 8)          = 8 <text:line-break/>poll([{fd=8, events=POLLIN}], 1, 0)     = 0 (Timeout) <text:line-break/>poll([{fd=8, events=POLLIN}], 1, 5000)  = 1 ([{fd=8, revents=POLLIN}]) <text:line-break/>read(8, "\1\0\0\0\0\0\0\0", 8)          = 8 <text:line-break/>poll([{fd=8, events=POLLIN}], 1, 0)     = 0 (Timeout) <text:line-break/>write(6, "\1\0\0\0\0\0\0\0", 8)         = 8 <text:line-break/>poll([{fd=8, events=POLLIN}], 1, 5000)  = 1 ([{fd=8, revents=POLLIN}]) <text:line-break/>read(8, "\1\0\0\0\0\0\0\0", 8)          = 8 <text:line-break/>poll([{fd=8, events=POLLIN}], 1, 0)     = 0 (Timeout) <text:line-break/>poll([{fd=8, events=POLLIN}], 1, 5000)  = 1 ([{fd=8, revents=POLLIN}]) <text:line-break/>read(8, "\1\0\0\0\0\0\0\0", 8)          = 8 <text:line-break/>poll([{fd=8, events=POLLIN}], 1, 0)     = 0 (Timeout) <text:line-break/>write(6, "\1\0\0\0\0\0\0\0", 8)         = 8 <text:line-break/>write(6, "\1\0\0\0\0\0\0\0", 8)         = 8 <text:line-break/>write(1, "Ok: 8802\n", 9Ok: 8802 <text:line-break/>)               = 9 <text:line-break/>read(0, create 3 2 <text:line-break/>"create 3 2\n", 1024)           = 11 <text:line-break/>poll([{fd=8, events=POLLIN}], 1, 0)     = 0 (Timeout) <text:line-break/>write(6, "\1\0\0\0\0\0\0\0", 8)         = 8 <text:line-break/>poll([{fd=8, events=POLLIN}], 1, 500030001 <text:line-break/>)  = 1 ([{fd=8, revents=POLLIN}]) <text:line-break/>read(8, "\1\0\0\0\0\0\0\0", 8)          = 8 <text:line-break/>poll([{fd=8, events=POLLIN}], 1, 0)     = 0 (Timeout) <text:line-break/>write(1, "Ok: 8805\n", 9Ok: 8805 <text:line-break/>)               = 9 <text:line-break/><text:soft-page-break/>read(0, create 4 2 <text:line-break/>"create 4 2\n", 1024)           = 11 <text:line-break/>poll([{fd=8, events=POLLIN}], 1, 0)     = 0 (Timeout) <text:line-break/>write(6, "\1\0\0\0\0\0\0\0", 8)         = 8 <text:line-break/>poll([{fd=8, events=POLLIN}], 1, 500030002 <text:line-break/>)  = 1 ([{fd=8, revents=POLLIN}]) <text:line-break/>read(8, "\1\0\0\0\0\0\0\0", 8)          = 8 <text:line-break/>poll([{fd=8, events=POLLIN}], 1, 0)     = 0 (Timeout) <text:line-break/>write(1, "Ok: 8808\n", 9Ok: 8808 <text:line-break/>)               = 9 <text:line-break/>read(0, create 5 3 <text:line-break/>"create 5 3\n", 1024)           = 11 <text:line-break/>poll([{fd=8, events=POLLIN}], 1, 0)     = 0 (Timeout) <text:line-break/>write(6, "\1\0\0\0\0\0\0\0", 8)         = 8 <text:line-break/>poll([{fd=8, events=POLLIN}], 1, 500030003 <text:line-break/>)  = 1 ([{fd=8, revents=POLLIN}]) <text:line-break/>read(8, "\1\0\0\0\0\0\0\0", 8)          = 8 <text:line-break/>poll([{fd=8, events=POLLIN}], 1, 0)     = 0 (Timeout) <text:line-break/>write(1, "Ok: 8813\n", 9Ok: 8813 <text:line-break/>)               = 9 <text:line-break/>read(0, ping 5 <text:line-break/>"ping 5\n", 1024)               = 7 <text:line-break/>poll([{fd=8, events=POLLIN}], 1, 0)     = 0 (Timeout) <text:line-break/>write(6, "\1\0\0\0\0\0\0\0", 8)         = 8 <text:line-break/>poll([{fd=8, events=POLLIN}], 1, 5000)  = 1 ([{fd=8, revents=POLLIN}]) <text:line-break/>read(8, "\1\0\0\0\0\0\0\0", 8)          = 8 <text:line-break/>poll([{fd=8, events=POLLIN}], 1, 0)     = 0 (Timeout) <text:line-break/>write(1, "Ok: 1\n", 6Ok: 1 <text:line-break/>)                  = 6 <text:line-break/>read(0, ping 6 <text:line-break/>"ping 6\n", 1024)               = 7 <text:line-break/>write(1, "Error: Not found\n", 17Error: Not found <text:line-break/>)      = 17 <text:line-break/>read(0, ping 2 <text:line-break/>"ping 2\n", 1024)               = 7 <text:line-break/>poll([{fd=8, events=POLLIN}], 1, 0)     = 0 (Timeout) <text:line-break/>write(6, "\1\0\0\0\0\0\0\0", 8)         = 8 <text:line-break/>poll([{fd=8, events=POLLIN}], 1, 5000)  = 1 ([{fd=8, revents=POLLIN}]) <text:line-break/>read(8, "\1\0\0\0\0\0\0\0", 8)          = 8 <text:line-break/>poll([{fd=8, events=POLLIN}], 1, 0)     = 0 (Timeout) <text:line-break/>write(1, "Ok: 1\n", 6Ok: 1 <text:line-break/>)                  = 6 <text:line-break/><text:soft-page-break/>read(0, exec 4 time <text:line-break/>"exec 4 time\n", 1024)          = 12 <text:line-break/>poll([{fd=8, events=POLLIN}], 1, 0)     = 0 (Timeout) <text:line-break/>write(6, "\1\0\0\0\0\0\0\0", 8)         = 8 <text:line-break/>poll([{fd=8, events=POLLIN}], 1, 5000)  = 1 ([{fd=8, revents=POLLIN}]) <text:line-break/>read(8, "\1\0\0\0\0\0\0\0", 8)          = 8 <text:line-break/>poll([{fd=8, events=POLLIN}], 1, 0)     = 0 (Timeout) <text:line-break/>write(1, "Ok: 4: 0\n", 9Ok: 4: 0 <text:line-break/>)               = 9 <text:line-break/>read(0, exec 4 start <text:line-break/>"exec 4 start\n", 1024)         = 13 <text:line-break/>poll([{fd=8, events=POLLIN}], 1, 0)     = 0 (Timeout) <text:line-break/>write(6, "\1\0\0\0\0\0\0\0", 8)         = 8 <text:line-break/>poll([{fd=8, events=POLLIN}], 1, 5000)  = 1 ([{fd=8, revents=POLLIN}]) <text:line-break/>read(8, "\1\0\0\0\0\0\0\0", 8)          = 8 <text:line-break/>poll([{fd=8, events=POLLIN}], 1, 0)     = 0 (Timeout) <text:line-break/>write(1, "Ok:4\n", 5Ok:4 <text:line-break/>)                   = 5 <text:line-break/>read(0, exec 4 stop <text:line-break/>"exec 4 stop\n", 1024)          = 12 <text:line-break/>poll([{fd=8, events=POLLIN}], 1, 0)     = 0 (Timeout) <text:line-break/>write(6, "\1\0\0\0\0\0\0\0", 8)         = 8 <text:line-break/>poll([{fd=8, events=POLLIN}], 1, 5000)  = 1 ([{fd=8, revents=POLLIN}]) <text:line-break/>read(8, "\1\0\0\0\0\0\0\0", 8)          = 8 <text:line-break/>poll([{fd=8, events=POLLIN}], 1, 0)     = 0 (Timeout) <text:line-break/>write(1, "Ok:4\n", 5Ok:4 <text:line-break/>)                   = 5 <text:line-break/>read(0, exec 4 time <text:line-break/>"exec 4 time\n", 1024)          = 12 <text:line-break/>poll([{fd=8, events=POLLIN}], 1, 0)     = 0 (Timeout) <text:line-break/>write(6, "\1\0\0\0\0\0\0\0", 8)         = 8 <text:line-break/>poll([{fd=8, events=POLLIN}], 1, 5000)  = 1 ([{fd=8, revents=POLLIN}]) <text:line-break/>read(8, "\1\0\0\0\0\0\0\0", 8)          = 8 <text:line-break/>poll([{fd=8, events=POLLIN}], 1, 0)     = 0 (Timeout) <text:line-break/>write(1, "Ok: 4: 6050\n", 12Ok: 4: 6050 <text:line-break/>)           = 12 <text:line-break/>read(0, exit <text:line-break/>"exit\n", 1024)                 = 5 <text:line-break/>poll([{fd=8, events=POLLIN}], 1, 0)     = 0 (Timeout) <text:line-break/>write(6, "\1\0\0\0\0\0\0\0", 8)         = 8 <text:line-break/><text:soft-page-break/>poll([{fd=8, events=POLLIN}], 1, 5000)  = 1 ([{fd=8, revents=POLLIN}]) <text:line-break/>read(8, "\1\0\0\0\0\0\0\0", 8)          = 8 <text:line-break/>poll([{fd=8, events=POLLIN}], 1, 0)     = 0 (Timeout) <text:line-break/>kill(8802, SIGTERM)                     = 0 <text:line-break/>kill(8802, SIGKILL)                     = 0 <text:line-break/>write(4, "\1\0\0\0\0\0\0\0", 8)         = 8 <text:line-break/>write(8, "\1\0\0\0\0\0\0\0", 8)         = 8 <text:line-break/>poll([{fd=3, events=POLLIN}], 1, -1)    = 1 ([{fd=3, revents=POLLIN}]) <text:line-break/>--- SIGCHLD {si_signo=SIGCHLD, si_code=CLD_KILLED, si_pid=8802, si_uid=1000, si_status=SIGTERM, si_utime=1, si_stime=1} --- <text:line-break/>read(3, "\1\0\0\0\0\0\0\0", 8)          = 8 <text:line-break/>write(6, "\1\0\0\0\0\0\0\0", 8)         = 8 <text:line-break/>futex(0x7fc4ad3fa9d0, FUTEX_WAIT, 8783, NULL) = -1 EAGAIN (Resource temporarily unavailable) <text:line-break/>close(7)                                = 0 <text:line-break/>close(6)                                = 0 <text:line-break/>close(5)                                = 0 <text:line-break/>close(4)                                = 0 <text:line-break/>close(3)                                = 0 <text:line-break/>lseek(0, -1, SEEK_CUR)                  = -1 ESPIPE (Illegal seek) <text:line-break/>exit_group(0)                           = ? <text:line-break/>+++ exited with 0 +++<text:line-break/></text:p>
      <text:p text:style-name="P21"/>
      <text:p text:style-name="P21"/>
      <text:p text:style-name="P3">Вывод</text:p>
      <text:p text:style-name="P3"/>
      <text:p text:style-name="P4">В результате данной лабораторной работы я увидел, с помощью утилиты strace работу системных вызвав в ходе работы программы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21T17:24:28.624478699</dc:date>
    <meta:editing-duration>PT24M6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47" meta:paragraph-count="35" meta:word-count="7203" meta:character-count="75912" meta:non-whitespace-character-count="61568"/>
  </office:meta>
</office:document-meta>
</file>